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wis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Table_20_Contents">
      <style:text-properties fo:color="#ff5254" loext:opacity="100%" style:font-name="Calibri1" fo:language="es" fo:country="ES" fo:font-weight="bold" officeooo:rsid="001ce776" officeooo:paragraph-rsid="001ce77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5254" loext:opacity="100%" style:font-name="Calibri1" fo:font-size="28pt" fo:language="es" fo:country="ES" fo:font-weight="bold" officeooo:rsid="003598bd" officeooo:paragraph-rsid="003598bd" style:font-size-asian="28pt" style:font-weight-asian="bold" style:font-size-complex="28pt" style:font-weight-complex="bold"/>
    </style:style>
    <style:style style:name="P3" style:family="paragraph" style:parent-style-name="Footer">
      <style:paragraph-properties fo:text-align="start" style:justify-single-word="false"/>
      <style:text-properties fo:color="#ff5254" loext:opacity="100%" style:font-name="Calibri1" fo:font-size="10pt" fo:language="es" fo:country="ES" officeooo:paragraph-rsid="001e2e5f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ff5254" loext:opacity="100%" style:font-name="Calibri1" fo:font-size="12pt" fo:language="es" fo:country="ES" fo:font-style="normal" style:text-underline-style="none" officeooo:rsid="001e2e5f" officeooo:paragraph-rsid="001e2e5f" fo:background-color="transparent" style:font-size-asian="12pt" style:font-style-asian="normal" style:font-size-complex="12pt" style:font-style-complex="normal"/>
    </style:style>
    <style:style style:name="P5" style:family="paragraph" style:parent-style-name="Table_20_Contents">
      <style:text-properties style:font-name="Calibri1" fo:language="es" fo:country="ES" officeooo:rsid="00418c8f" officeooo:paragraph-rsid="00418c8f"/>
    </style:style>
    <style:style style:name="P6" style:family="paragraph" style:parent-style-name="Standard">
      <style:paragraph-properties fo:text-align="start" style:justify-single-word="false"/>
      <style:text-properties fo:color="#999999" loext:opacity="100%" style:font-name="Calibri1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000000" loext:opacity="100%" style:font-name="Calibri1" fo:font-size="10pt" fo:language="es" fo:country="ES" style:text-underline-style="none" officeooo:rsid="001b9de4" officeooo:paragraph-rsid="001e2e5f" style:font-size-asian="10pt" style:font-size-complex="10pt"/>
    </style:style>
    <style:style style:name="P8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b9de4" style:font-size-asian="10pt" style:font-size-complex="10pt"/>
    </style:style>
    <style:style style:name="P9" style:family="paragraph" style:parent-style-name="Standard">
      <style:paragraph-properties fo:line-height="100%"/>
      <style:text-properties fo:color="#000000" loext:opacity="100%" style:font-name="Calibri1" fo:font-size="10pt" fo:language="es" fo:country="ES" style:text-underline-style="none" officeooo:rsid="001b9de4" officeooo:paragraph-rsid="00430b52" style:font-size-asian="10pt" style:font-size-complex="10pt"/>
    </style:style>
    <style:style style:name="P10" style:family="paragraph" style:parent-style-name="Standard">
      <style:paragraph-properties fo:line-height="100%"/>
      <style:text-properties fo:color="#000000" loext:opacity="100%" style:font-name="Calibri1" fo:font-size="10pt" fo:language="es" fo:country="ES" style:text-underline-style="none" officeooo:rsid="001b9de4" officeooo:paragraph-rsid="001e2e5f" style:font-size-asian="10pt" style:font-size-complex="10pt"/>
    </style:style>
    <style:style style:name="P11" style:family="paragraph" style:parent-style-name="Standard">
      <style:text-properties fo:color="#000000" loext:opacity="100%" style:font-name="Calibri1" fo:font-size="10pt" fo:language="es" fo:country="ES" style:text-underline-style="none" officeooo:rsid="001b9de4" officeooo:paragraph-rsid="00430b52" style:font-size-asian="10pt" style:font-size-complex="10pt"/>
    </style:style>
    <style:style style:name="P12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1e2e5f" style:font-size-asian="10pt" style:font-size-complex="10pt"/>
    </style:style>
    <style:style style:name="P13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2aacaa" style:font-size-asian="10pt" style:font-size-complex="10pt"/>
    </style:style>
    <style:style style:name="P14" style:family="paragraph" style:parent-style-name="Standard">
      <style:paragraph-properties fo:margin-left="0in" fo:margin-right="0in" fo:line-height="107%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e2e5f" style:font-size-asian="10pt" style:font-size-complex="10pt"/>
    </style:style>
    <style:style style:name="P15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43261c" style:font-size-asian="10pt" style:font-size-complex="10pt"/>
    </style:style>
    <style:style style:name="P16" style:family="paragraph" style:parent-style-name="Standard">
      <style:text-properties fo:color="#000000" loext:opacity="100%" style:font-name="Calibri1" fo:font-size="10pt" fo:language="es" fo:country="ES" style:text-underline-style="none" officeooo:rsid="0043261c" officeooo:paragraph-rsid="0043261c" style:font-size-asian="10pt" style:font-size-complex="10pt"/>
    </style:style>
    <style:style style:name="P17" style:family="paragraph" style:parent-style-name="Standard">
      <style:paragraph-properties fo:margin-left="0in" fo:margin-right="0in" fo:line-height="107%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43261c" style:font-size-asian="10pt" style:font-size-complex="10pt"/>
    </style:style>
    <style:style style:name="P18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1e2e5f" fo:background-color="#ffff00" style:font-size-asian="10pt" style:font-size-complex="10pt"/>
    </style:style>
    <style:style style:name="P19" style:family="paragraph" style:parent-style-name="Standard">
      <style:text-properties fo:color="#000000" loext:opacity="100%" style:font-name="Calibri1" fo:font-size="10pt" fo:language="es" fo:country="ES" style:text-underline-style="none" officeooo:rsid="001b9de4" officeooo:paragraph-rsid="001e2e5f" fo:background-color="#ffff00" style:font-size-asian="10pt" style:font-size-complex="10pt"/>
    </style:style>
    <style:style style:name="P20" style:family="paragraph" style:parent-style-name="Standard">
      <style:text-properties fo:color="#000000" loext:opacity="100%" style:font-name="Calibri1" fo:font-size="10pt" fo:language="es" fo:country="ES" style:text-underline-style="none" officeooo:rsid="00430b52" officeooo:paragraph-rsid="00430b52" fo:background-color="#b4c7dc" style:font-size-asian="10pt" style:font-size-complex="10pt"/>
    </style:style>
    <style:style style:name="P21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00%"/>
      <style:text-properties fo:color="#000000" loext:opacity="100%" style:font-name="Calibri1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43261c" officeooo:paragraph-rsid="0043261c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fo:color="#000000" loext:opacity="100%" style:font-name="Calibri1" fo:font-size="10pt" fo:language="es" fo:country="ES" officeooo:rsid="001b9de4" officeooo:paragraph-rsid="001e2e5f" style:font-size-asian="10pt" style:font-size-complex="10pt"/>
    </style:style>
    <style:style style:name="P25" style:family="paragraph" style:parent-style-name="Standard">
      <style:text-properties fo:color="#000000" loext:opacity="100%" style:font-name="Calibri1" fo:font-size="10pt" fo:language="es" fo:country="ES" officeooo:rsid="001b9de4" officeooo:paragraph-rsid="0043261c" style:font-size-asian="10pt" style:font-size-complex="10pt"/>
    </style:style>
    <style:style style:name="P26" style:family="paragraph" style:parent-style-name="Standard">
      <style:text-properties fo:color="#000000" loext:opacity="100%" style:font-name="Calibri1" fo:font-size="10pt" fo:language="es" fo:country="ES" fo:font-weight="normal" officeooo:rsid="00430b52" officeooo:paragraph-rsid="00430b52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style:text-underline-style="none" officeooo:rsid="001b9de4" officeooo:paragraph-rsid="0040ed84" fo:background-color="#dee6ef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Calibri1" fo:font-size="12pt" fo:language="es" fo:country="ES" style:text-underline-style="none" officeooo:rsid="001e2e5f" officeooo:paragraph-rsid="0040ed84" fo:background-color="#dee6ef" style:font-size-asian="10pt" style:font-size-complex="10pt"/>
    </style:style>
    <style:style style:name="P29" style:family="paragraph" style:parent-style-name="Standard">
      <style:text-properties fo:color="#000000" loext:opacity="100%" style:font-name="Calibri1" fo:font-size="12pt" fo:language="es" fo:country="ES" style:text-underline-style="none" fo:font-weight="normal" officeooo:rsid="002c9391" officeooo:paragraph-rsid="0043261c" fo:background-color="#dee6ef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loext:opacity="100%" style:font-name="Calibri1" fo:font-size="12pt" fo:language="es" fo:country="ES" fo:font-weight="bold" officeooo:rsid="00430b52" officeooo:paragraph-rsid="00430b52" style:font-size-asian="12pt" style:font-weight-asian="bold" style:font-size-complex="12pt" style:font-weight-complex="bold"/>
    </style:style>
    <style:style style:name="P31" style:family="paragraph" style:parent-style-name="Standard">
      <style:text-properties fo:color="#000000" loext:opacity="100%" style:font-name="Wingdings" fo:font-size="10pt" fo:language="es" fo:country="ES" style:text-underline-style="none" fo:font-weight="normal" officeooo:rsid="001b9de4" officeooo:paragraph-rsid="001e2e5f" fo:background-color="transparent" style:font-name-asian="Wingdings1" style:font-size-asian="10pt" style:font-weight-asian="normal" style:font-name-complex="Wingdings1" style:font-size-complex="10pt" style:font-weight-complex="normal"/>
    </style:style>
    <style:style style:name="P32" style:family="paragraph" style:parent-style-name="Standard">
      <style:text-properties fo:color="#00a933" loext:opacity="100%" style:font-name="Calibri1" fo:font-size="10pt" fo:language="es" fo:country="ES" style:text-underline-style="none" fo:font-weight="bold" officeooo:rsid="0025eb0c" officeooo:paragraph-rsid="0020b36f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solid" draw:fill-color="#ff5254" draw:opacity="100%"/>
      <style:paragraph-properties fo:line-height="150%" fo:background-color="#ff5254" fo:padding="0.0783in" fo:border="0.06pt solid #000000"/>
      <style:text-properties fo:text-transform="uppercase" fo:color="#ffffff" loext:opacity="100%" style:font-name="Calibri1" fo:font-size="12pt" fo:language="es" fo:country="ES" fo:font-weight="bold" officeooo:rsid="0150d5ff" officeooo:paragraph-rsid="001ce776" style:font-name-asian="Arial Unicode MS" style:font-size-asian="12pt" style:font-weight-asian="bold" style:font-name-complex="Arial Unicode MS" style:font-size-complex="12pt" style:font-weight-complex="bold"/>
    </style:style>
    <style:style style:name="P34" style:family="paragraph" style:parent-style-name="Standard">
      <loext:graphic-properties draw:fill="solid" draw:fill-color="#ff5254" draw:opacity="100%"/>
      <style:paragraph-properties fo:line-height="150%" fo:break-before="page" fo:background-color="#ff5254" fo:padding="0.0783in" fo:border="0.06pt solid #000000"/>
      <style:text-properties fo:text-transform="uppercase" fo:color="#ffffff" loext:opacity="100%" style:font-name="Calibri1" fo:font-size="12pt" fo:language="es" fo:country="ES" fo:font-weight="bold" officeooo:rsid="0150d5ff" officeooo:paragraph-rsid="001e2e5f" style:font-name-asian="Arial Unicode MS" style:font-size-asian="12pt" style:font-weight-asian="bold" style:font-name-complex="Arial Unicode MS" style:font-size-complex="12pt" style:font-weight-complex="bold"/>
    </style:style>
    <style:style style:name="P35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b9de4" style:font-size-asian="10pt" style:font-size-complex="10pt"/>
    </style:style>
    <style:style style:name="P36" style:family="paragraph" style:parent-style-name="Standard">
      <style:paragraph-properties fo:margin-left="0in" fo:margin-right="0in" fo:line-height="100%" fo:text-align="justify" style:justify-single-word="false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b9de4" style:font-size-asian="10pt" style:font-size-complex="10pt"/>
    </style:style>
    <style:style style:name="P37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b9de4" officeooo:paragraph-rsid="004697e2" style:font-size-asian="10pt" style:font-size-complex="10pt"/>
    </style:style>
    <style:style style:name="P38" style:family="paragraph" style:parent-style-name="Standard">
      <style:paragraph-properties fo:margin-left="0in" fo:margin-right="0in" fo:line-height="107%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b9de4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style:text-underline-style="none" officeooo:rsid="001b9de4" officeooo:paragraph-rsid="002aacaa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style:text-underline-style="none" officeooo:rsid="001b9de4" officeooo:paragraph-rsid="001e2e5f" style:font-size-asian="10pt" style:font-size-complex="10pt"/>
    </style:style>
    <style:style style:name="P41" style:family="paragraph" style:parent-style-name="Standard">
      <style:paragraph-properties fo:margin-left="0in" fo:margin-right="0in" fo:line-height="107%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e2e5f" style:font-size-asian="10pt" style:font-size-complex="10pt"/>
    </style:style>
    <style:style style:name="P42" style:family="paragraph" style:parent-style-name="Standard">
      <style:paragraph-properties fo:line-height="107%" style:writing-mode="lr-tb"/>
      <style:text-properties fo:color="#000000" loext:opacity="100%" style:font-name="Calibri1" fo:font-size="10pt" fo:language="es" fo:country="ES" style:text-underline-style="none" officeooo:rsid="001e2e5f" officeooo:paragraph-rsid="0043261c" style:font-size-asian="10pt" style:font-size-complex="10pt"/>
    </style:style>
    <style:style style:name="P43" style:family="paragraph" style:parent-style-name="Standard">
      <style:paragraph-properties fo:line-height="107%" style:writing-mode="lr-tb"/>
      <style:text-properties fo:color="#000000" loext:opacity="100%" style:font-name="Calibri1" fo:font-size="10pt" fo:language="es" fo:country="ES" style:text-underline-style="none" officeooo:rsid="001e2e5f" officeooo:paragraph-rsid="0046298a" style:font-size-asian="10pt" style:font-size-complex="10pt"/>
    </style:style>
    <style:style style:name="P44" style:family="paragraph" style:parent-style-name="Standard" style:list-style-name="L7">
      <style:paragraph-properties fo:line-height="107%" style:writing-mode="lr-tb"/>
      <style:text-properties fo:color="#000000" loext:opacity="100%" style:font-name="Calibri1" fo:font-size="10pt" fo:language="es" fo:country="ES" style:text-underline-style="none" officeooo:rsid="001e2e5f" style:font-size-asian="10pt" style:font-size-complex="10pt"/>
    </style:style>
    <style:style style:name="P45" style:family="paragraph" style:parent-style-name="Standard" style:list-style-name="L7">
      <style:paragraph-properties fo:line-height="107%" style:writing-mode="lr-tb"/>
      <style:text-properties fo:color="#000000" loext:opacity="100%" style:font-name="Calibri1" fo:font-size="10pt" fo:language="es" fo:country="ES" style:text-underline-style="none" officeooo:rsid="001e2e5f" officeooo:paragraph-rsid="0043261c" style:font-size-asian="10pt" style:font-size-complex="10pt"/>
    </style:style>
    <style:style style:name="P46" style:family="paragraph" style:parent-style-name="Standard">
      <style:paragraph-properties fo:margin-left="0in" fo:margin-right="0in" fo:line-height="107%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e2e5f" officeooo:paragraph-rsid="004697e2" style:font-size-asian="10pt" style:font-size-complex="10pt"/>
    </style:style>
    <style:style style:name="P47" style:family="paragraph" style:parent-style-name="Standard">
      <style:paragraph-properties fo:line-height="107%" style:writing-mode="lr-tb"/>
      <style:text-properties fo:color="#000000" loext:opacity="100%" style:font-name="Calibri1" fo:font-size="10pt" fo:language="es" fo:country="ES" style:text-underline-style="none" officeooo:rsid="001e2e5f" officeooo:paragraph-rsid="004697e2" style:font-size-asian="10pt" style:font-size-complex="10pt"/>
    </style:style>
    <style:style style:name="P48" style:family="paragraph" style:parent-style-name="Standard">
      <style:paragraph-properties fo:line-height="107%" fo:text-align="justify" style:justify-single-word="false" style:writing-mode="lr-tb"/>
      <style:text-properties fo:color="#000000" loext:opacity="100%" style:font-name="Calibri1" fo:font-size="10pt" fo:language="es" fo:country="ES" style:text-underline-style="none" officeooo:rsid="001e2e5f" officeooo:paragraph-rsid="0046298a" style:font-size-asian="10pt" style:font-size-complex="10pt"/>
    </style:style>
    <style:style style:name="P49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e2e5f" officeooo:paragraph-rsid="004697e2" style:font-size-asian="10pt" style:font-size-complex="10pt"/>
    </style:style>
    <style:style style:name="P50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e2e5f" style:font-size-asian="10pt" style:font-size-complex="10pt"/>
    </style:style>
    <style:style style:name="P51" style:family="paragraph" style:parent-style-name="Standard">
      <style:paragraph-properties fo:line-height="107%" fo:text-align="justify" style:justify-single-word="false" style:writing-mode="lr-tb"/>
      <style:text-properties fo:color="#000000" loext:opacity="100%" style:font-name="Calibri1" fo:font-size="10pt" fo:language="es" fo:country="ES" style:text-underline-style="none" officeooo:rsid="001e2e5f" officeooo:paragraph-rsid="0043261c" style:font-size-asian="10pt" style:font-size-complex="10pt"/>
    </style:style>
    <style:style style:name="P52" style:family="paragraph" style:parent-style-name="Standard">
      <style:paragraph-properties fo:margin-left="0in" fo:margin-right="0in" fo:line-height="100%" fo:text-indent="0in" style:auto-text-indent="false" style:writing-mode="lr-tb"/>
      <style:text-properties fo:color="#000000" loext:opacity="100%" style:font-name="Calibri1" fo:font-size="10pt" fo:language="es" fo:country="ES" style:text-underline-style="none" officeooo:rsid="001e2e5f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style:text-underline-style="none" officeooo:rsid="001e2e5f" officeooo:paragraph-rsid="0043261c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style:text-underline-style="none" officeooo:rsid="001e2e5f" officeooo:paragraph-rsid="002aacaa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style:text-underline-style="none" officeooo:rsid="001e2e5f" officeooo:paragraph-rsid="001e2e5f" style:font-size-asian="10pt" style:font-size-complex="10pt"/>
    </style:style>
    <style:style style:name="P56" style:family="paragraph" style:parent-style-name="Standard">
      <style:text-properties fo:color="#000000" loext:opacity="100%" style:font-name="Calibri1" fo:font-size="10pt" fo:language="es" fo:country="ES" style:text-underline-style="none" officeooo:rsid="001e2e5f" officeooo:paragraph-rsid="002aacaa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style:text-underline-style="none" officeooo:rsid="0043261c" officeooo:paragraph-rsid="0043261c" style:font-size-asian="10pt" style:font-size-complex="10pt"/>
    </style:style>
    <style:style style:name="P58" style:family="paragraph" style:parent-style-name="Standard">
      <style:text-properties fo:color="#000000" loext:opacity="100%" style:font-name="Calibri1" fo:font-size="10pt" fo:language="es" fo:country="ES" style:text-underline-style="none" officeooo:rsid="00486c75" officeooo:paragraph-rsid="00486c75" style:font-size-asian="10pt" style:font-size-complex="10pt"/>
    </style:style>
    <style:style style:name="P59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1b9de4" officeooo:paragraph-rsid="002aacaa" fo:background-color="transparent" style:font-size-asian="10pt" style:font-weight-asian="normal" style:font-size-complex="10pt" style:font-weight-complex="normal"/>
    </style:style>
    <style:style style:name="P60" style:family="paragraph" style:parent-style-name="Standard">
      <style:text-properties fo:color="#000000" loext:opacity="100%" style:font-name="Calibri1" fo:font-size="10pt" fo:language="es" fo:country="ES" style:text-underline-style="none" fo:font-weight="normal" officeooo:rsid="001b9de4" officeooo:paragraph-rsid="001e2e5f" fo:background-color="transparent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line-height="107%" fo:text-indent="0in" style:auto-text-indent="false" style:writing-mode="lr-tb"/>
      <style:text-properties fo:color="#000000" loext:opacity="100%" style:font-name="Calibri1" fo:font-size="10pt" fo:language="es" fo:country="ES" officeooo:rsid="001b9de4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officeooo:rsid="001b9de4" officeooo:paragraph-rsid="0043261c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officeooo:rsid="001b9de4" officeooo:paragraph-rsid="00430b52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officeooo:rsid="001b9de4" officeooo:paragraph-rsid="001e2e5f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officeooo:rsid="00430b52" officeooo:paragraph-rsid="0043261c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officeooo:rsid="00430b52" officeooo:paragraph-rsid="00430b52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officeooo:rsid="0024c018" officeooo:paragraph-rsid="0024c018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officeooo:rsid="001b9de4" officeooo:paragraph-rsid="0043261c" fo:background-color="transparent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officeooo:rsid="001b9de4" officeooo:paragraph-rsid="00430b52" fo:background-color="transparent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officeooo:rsid="001b9de4" officeooo:paragraph-rsid="001e2e5f" fo:background-color="transparent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fo:font-weight="normal" officeooo:rsid="00430b52" officeooo:paragraph-rsid="0043261c" fo:background-color="transparent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Calibri1" fo:font-size="10pt" fo:language="es" fo:country="ES" fo:font-weight="normal" officeooo:rsid="00430b52" officeooo:paragraph-rsid="00430b52" fo:background-color="transparent" style:font-weight-asian="normal" style:font-weight-complex="normal"/>
    </style:style>
    <style:style style:name="P73" style:family="paragraph" style:parent-style-name="Standard" style:list-style-name="L2">
      <style:paragraph-properties fo:text-align="justify" style:justify-single-word="false"/>
      <style:text-properties fo:color="#000000" loext:opacity="100%" style:font-name="Calibri1" fo:font-size="12pt" fo:language="es" fo:country="ES" style:text-underline-style="none" fo:font-weight="normal" officeooo:rsid="002aacaa" officeooo:paragraph-rsid="0031ff23" fo:background-color="#dee6ef" style:font-size-asian="10pt" style:font-weight-asian="normal" style:font-size-complex="10pt" style:font-weight-complex="normal"/>
    </style:style>
    <style:style style:name="P74" style:family="paragraph" style:parent-style-name="Standard" style:list-style-name="L7">
      <style:paragraph-properties fo:line-height="107%" style:writing-mode="lr-tb"/>
      <style:text-properties fo:color="#000000" loext:opacity="100%" style:font-name="Calibri1" fo:font-size="12pt" fo:language="es" fo:country="ES" style:text-underline-style="none" fo:font-weight="normal" officeooo:rsid="002c9391" officeooo:paragraph-rsid="0043261c" fo:background-color="#dee6ef" style:font-size-asian="10pt" style:font-weight-asian="normal" style:font-size-complex="10pt" style:font-weight-complex="normal"/>
    </style:style>
    <style:style style:name="P75" style:family="paragraph" style:parent-style-name="Standard" style:list-style-name="L7">
      <style:paragraph-properties fo:line-height="107%" style:writing-mode="lr-tb"/>
      <style:text-properties fo:color="#000000" loext:opacity="100%" style:font-name="Calibri1" fo:font-size="12pt" fo:language="es" fo:country="ES" style:text-underline-style="none" fo:font-weight="normal" officeooo:rsid="002c9391" fo:background-color="#dee6ef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line-height="107%" style:writing-mode="lr-tb"/>
      <style:text-properties fo:color="#000000" loext:opacity="100%" style:font-name="Calibri1" fo:font-size="12pt" fo:language="es" fo:country="ES" style:text-underline-style="none" fo:font-weight="normal" officeooo:rsid="002c9391" officeooo:paragraph-rsid="0043261c" fo:background-color="#dee6ef" style:font-size-asian="10pt" style:font-weight-asian="normal" style:font-size-complex="10pt" style:font-weight-complex="normal"/>
    </style:style>
    <style:style style:name="P77" style:family="paragraph" style:parent-style-name="Standard" style:list-style-name="L7">
      <style:paragraph-properties fo:line-height="107%" fo:text-align="justify" style:justify-single-word="false" style:writing-mode="lr-tb"/>
      <style:text-properties fo:color="#000000" loext:opacity="100%" style:font-name="Calibri1" fo:font-size="12pt" fo:language="es" fo:country="ES" style:text-underline-style="none" fo:font-weight="normal" officeooo:rsid="002c9391" officeooo:paragraph-rsid="0043261c" fo:background-color="#dee6ef" style:font-size-asian="10pt" style:font-weight-asian="normal" style:font-size-complex="10pt" style:font-weight-complex="normal"/>
    </style:style>
    <style:style style:name="P78" style:family="paragraph" style:parent-style-name="Standard" style:list-style-name="L6">
      <style:paragraph-properties fo:text-align="justify" style:justify-single-word="false"/>
      <style:text-properties fo:color="#000000" loext:opacity="100%" style:font-name="Calibri1" fo:font-size="12pt" fo:language="es" fo:country="ES" style:text-underline-style="none" fo:font-weight="normal" officeooo:rsid="002c9391" officeooo:paragraph-rsid="00486c75" fo:background-color="#dee6ef" style:font-size-asian="10pt" style:font-weight-asian="normal" style:font-size-complex="10pt" style:font-weight-complex="normal"/>
    </style:style>
    <style:style style:name="P79" style:family="paragraph" style:parent-style-name="Standard" style:list-style-name="L3">
      <style:text-properties fo:color="#000000" loext:opacity="100%" style:font-name="Calibri1" fo:font-size="12pt" fo:language="es" fo:country="ES" style:text-underline-style="none" officeooo:rsid="002aacaa" officeooo:paragraph-rsid="0031ff23" fo:background-color="#dee6ef" style:font-size-asian="10pt" style:font-size-complex="10pt"/>
    </style:style>
    <style:style style:name="P80" style:family="paragraph" style:parent-style-name="Standard" style:list-style-name="L5">
      <style:text-properties fo:color="#000000" loext:opacity="100%" style:font-name="Calibri1" fo:font-size="12pt" fo:language="es" fo:country="ES" style:text-underline-style="none" officeooo:rsid="002aacaa" officeooo:paragraph-rsid="0043261c" fo:background-color="#dee6ef" style:font-size-asian="10pt" style:font-size-complex="10pt"/>
    </style:style>
    <style:style style:name="P81" style:family="paragraph" style:parent-style-name="Standard" style:list-style-name="L5">
      <style:paragraph-properties fo:text-align="justify" style:justify-single-word="false"/>
      <style:text-properties fo:color="#000000" loext:opacity="100%" style:font-name="Calibri1" fo:font-size="12pt" fo:language="es" fo:country="ES" style:text-underline-style="none" officeooo:rsid="002aacaa" officeooo:paragraph-rsid="0043261c" fo:background-color="#dee6ef" style:font-size-asian="10pt" style:font-size-complex="10pt"/>
    </style:style>
    <style:style style:name="P82" style:family="paragraph" style:parent-style-name="Standard" style:list-style-name="L4">
      <style:paragraph-properties fo:text-align="justify" style:justify-single-word="false"/>
      <style:text-properties fo:color="#000000" loext:opacity="100%" style:font-name="Calibri1" fo:font-size="12pt" fo:language="es" fo:country="ES" style:text-underline-style="none" officeooo:rsid="002aacaa" officeooo:paragraph-rsid="0043261c" fo:background-color="#dee6ef" style:font-size-asian="10pt" style:font-size-complex="10pt"/>
    </style:style>
    <style:style style:name="P83" style:family="paragraph" style:parent-style-name="Standard" style:list-style-name="L7">
      <style:paragraph-properties fo:line-height="107%" style:writing-mode="lr-tb"/>
      <style:text-properties fo:color="#000000" loext:opacity="100%" style:font-name="Calibri1" fo:font-size="12pt" fo:language="es" fo:country="ES" style:text-underline-style="none" officeooo:rsid="002c9391" style:font-size-asian="10pt" style:font-size-complex="10pt"/>
    </style:style>
    <style:style style:name="P84" style:family="paragraph" style:parent-style-name="Standard">
      <style:paragraph-properties fo:line-height="107%" style:writing-mode="lr-tb"/>
      <style:text-properties officeooo:paragraph-rsid="0043261c"/>
    </style:style>
    <style:style style:name="P85" style:family="paragraph" style:parent-style-name="Standard" style:list-style-name="L8">
      <style:paragraph-properties fo:line-height="107%" style:writing-mode="lr-tb"/>
      <style:text-properties officeooo:paragraph-rsid="0043261c"/>
    </style:style>
    <style:style style:name="P86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P87" style:family="paragraph" style:parent-style-name="Standard">
      <style:paragraph-properties fo:line-height="107%" style:writing-mode="lr-tb"/>
      <style:text-properties officeooo:rsid="004697e2" officeooo:paragraph-rsid="004697e2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style:font-name="Calibri1" fo:font-size="12pt" fo:language="es" fo:country="ES" style:text-underline-style="none" officeooo:rsid="002a7c96" officeooo:paragraph-rsid="002a7c96" fo:background-color="transparent" style:font-size-asian="10pt" style:font-size-complex="10pt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Calibri1" fo:font-size="12pt" fo:language="es" fo:country="ES" style:text-underline-style="none" officeooo:rsid="002a15a9" officeooo:paragraph-rsid="002a15a9" fo:background-color="transparent" style:font-size-asian="10pt" style:font-size-complex="10pt"/>
    </style:style>
    <style:style style:name="P90" style:family="paragraph" style:parent-style-name="Standard">
      <style:paragraph-properties fo:text-align="justify" style:justify-single-word="false"/>
      <style:text-properties officeooo:rsid="0043261c" officeooo:paragraph-rsid="0043261c"/>
    </style:style>
    <style:style style:name="P91" style:family="paragraph" style:parent-style-name="Standard">
      <style:paragraph-properties fo:text-align="justify" style:justify-single-word="false"/>
      <style:text-properties officeooo:paragraph-rsid="0043261c"/>
    </style:style>
    <style:style style:name="P92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3" fo:font-size="12pt" fo:language="es" fo:country="ES" fo:font-style="normal" style:text-underline-style="none" fo:font-weight="normal" officeooo:rsid="0152d521" officeooo:paragraph-rsid="001e2e5f" fo:background-color="#dee6ef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ext_20_body" style:list-style-name="L1">
      <style:paragraph-properties fo:margin-left="0in" fo:margin-right="0in" fo:text-align="justify" style:justify-single-word="false" fo:text-indent="0in" style:auto-text-indent="false"/>
      <style:text-properties fo:color="#000000" loext:opacity="100%" style:font-name="Calibri3" fo:font-size="12pt" fo:language="es" fo:country="ES" fo:font-style="normal" style:text-underline-style="none" fo:font-weight="normal" officeooo:rsid="0152d521" officeooo:paragraph-rsid="0040ed84" fo:background-color="#dee6e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ccad3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430b52" style:font-weight-asian="bold" style:font-weight-complex="bold"/>
    </style:style>
    <style:style style:name="T11" style:family="text">
      <style:text-properties style:text-underline-style="none" fo:font-weight="bold" style:font-size-asian="10pt" style:font-weight-asian="bold" style:font-size-complex="10pt" style:font-weight-complex="bold"/>
    </style:style>
    <style:style style:name="T12" style:family="text">
      <style:text-properties style:text-underline-style="none" fo:font-weight="bold" officeooo:rsid="00430b52" style:font-size-asian="10pt" style:font-weight-asian="bold" style:font-size-complex="10pt" style:font-weight-complex="bold"/>
    </style:style>
    <style:style style:name="T13" style:family="text">
      <style:text-properties style:text-underline-style="none" officeooo:rsid="001e2e5f"/>
    </style:style>
    <style:style style:name="T14" style:family="text">
      <style:text-properties style:text-underline-style="none" style:font-size-asian="10pt" style:font-size-complex="10pt"/>
    </style:style>
    <style:style style:name="T15" style:family="text">
      <style:text-properties style:text-underline-style="none" officeooo:rsid="001e2e5f" style:font-size-asian="10pt" style:font-size-complex="10pt"/>
    </style:style>
    <style:style style:name="T16" style:family="text">
      <style:text-properties style:text-underline-style="none" officeooo:rsid="001ccad3" style:font-size-asian="10pt" style:font-size-complex="10pt"/>
    </style:style>
    <style:style style:name="T17" style:family="text">
      <style:text-properties style:text-underline-style="none" officeooo:rsid="00430b52" style:font-size-asian="10pt" style:font-size-complex="10pt"/>
    </style:style>
    <style:style style:name="T18" style:family="text">
      <style:text-properties style:text-underline-style="none" officeooo:rsid="00430b52"/>
    </style:style>
    <style:style style:name="T19" style:family="text">
      <style:text-properties style:text-underline-style="none" officeooo:rsid="0043261c"/>
    </style:style>
    <style:style style:name="T20" style:family="text">
      <style:text-properties style:text-underline-style="none" officeooo:rsid="00486c75"/>
    </style:style>
    <style:style style:name="T21" style:family="text">
      <style:text-properties officeooo:rsid="001e2e5f"/>
    </style:style>
    <style:style style:name="T22" style:family="text">
      <style:text-properties style:use-window-font-color="true" loext:opacity="0%" fo:background-color="#ffff00" loext:char-shading-value="0"/>
    </style:style>
    <style:style style:name="T23" style:family="text">
      <style:text-properties style:use-window-font-color="true" loext:opacity="0%" officeooo:rsid="002e11d9" fo:background-color="#ffff00" loext:char-shading-value="0"/>
    </style:style>
    <style:style style:name="T24" style:family="text">
      <style:text-properties officeooo:rsid="0024c018"/>
    </style:style>
    <style:style style:name="T25" style:family="text">
      <style:text-properties officeooo:rsid="0025d8e0"/>
    </style:style>
    <style:style style:name="T26" style:family="text">
      <style:text-properties officeooo:rsid="002c9391"/>
    </style:style>
    <style:style style:name="T27" style:family="text">
      <style:text-properties fo:color="#000000" loext:opacity="100%" style:font-name="Calibri1" fo:font-size="12pt" fo:language="es" fo:country="ES" style:text-underline-style="none" officeooo:rsid="002aacaa" fo:background-color="#dee6ef" loext:char-shading-value="0" style:font-size-asian="10pt" style:font-size-complex="10pt"/>
    </style:style>
    <style:style style:name="T28" style:family="text">
      <style:text-properties fo:color="#000000" loext:opacity="100%" style:font-name="Calibri1" fo:font-size="12pt" fo:language="es" fo:country="ES" style:text-underline-style="none" fo:font-weight="normal" fo:background-color="#dee6ef" loext:char-shading-value="0" style:font-size-asian="10pt" style:font-weight-asian="normal" style:font-size-complex="10pt" style:font-weight-complex="normal"/>
    </style:style>
    <style:style style:name="T29" style:family="text">
      <style:text-properties fo:color="#000000" loext:opacity="100%" style:font-name="Calibri1" fo:font-size="12pt" fo:language="es" fo:country="ES" style:text-underline-style="none" fo:font-weight="normal" officeooo:rsid="002c9391" fo:background-color="#dee6ef" loext:char-shading-value="0" style:font-size-asian="10pt" style:font-weight-asian="normal" style:font-size-complex="10pt" style:font-weight-complex="normal"/>
    </style:style>
    <style:style style:name="T30" style:family="text">
      <style:text-properties fo:color="#000000" loext:opacity="100%" style:font-name="Calibri1" fo:font-size="12pt" fo:language="es" fo:country="ES" style:text-underline-style="none" fo:font-weight="normal" officeooo:rsid="004697e2" fo:background-color="#dee6ef" loext:char-shading-value="0" style:font-size-asian="10pt" style:font-weight-asian="normal" style:font-size-complex="10pt" style:font-weight-complex="normal"/>
    </style:style>
    <style:style style:name="T31" style:family="text">
      <style:text-properties style:font-name="Calibri3" fo:font-style="normal" fo:font-weight="normal" officeooo:rsid="0152d52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Calibri3" fo:font-style="normal" fo:font-weight="normal" officeooo:rsid="0040ed8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officeooo:rsid="0040ed84"/>
    </style:style>
    <style:style style:name="T34" style:family="text">
      <style:text-properties style:rfc-language-tag="es-ES-u-co-trad" fo:language="es" fo:country="ES"/>
    </style:style>
    <style:style style:name="T35" style:family="text">
      <style:text-properties style:rfc-language-tag="es-ES-u-co-trad" fo:language="es" fo:country="ES" style:letter-kerning="false"/>
    </style:style>
    <style:style style:name="T36" style:family="text">
      <style:text-properties style:text-underline-style="long-dash" style:text-underline-width="auto" style:text-underline-color="font-color"/>
    </style:style>
    <style:style style:name="T37" style:family="text">
      <style:text-properties style:text-underline-style="solid" style:text-underline-type="double" style:text-underline-width="auto" style:text-underline-color="font-color"/>
    </style:style>
    <style:style style:name="T38" style:family="text">
      <style:text-properties officeooo:rsid="0043261c"/>
    </style:style>
    <style:style style:name="T39" style:family="text">
      <style:text-properties fo:font-size="12pt" style:rfc-language-tag="es-ES-u-co-trad" fo:language="es" fo:country="ES" style:font-size-asian="12pt" style:font-size-complex="12pt"/>
    </style:style>
    <style:style style:name="T40" style:family="text">
      <style:text-properties fo:font-size="12pt" style:rfc-language-tag="es-ES-u-co-trad" fo:language="es" fo:country="ES" officeooo:rsid="004697e2" style:font-size-asian="12pt" style:font-size-complex="12pt"/>
    </style:style>
    <style:style style:name="T41" style:family="text">
      <style:text-properties fo:font-size="12pt" style:rfc-language-tag="es-ES-u-co-trad" fo:language="es" fo:country="ES" style:letter-kerning="false" style:font-size-asian="12pt" style:font-size-complex="12pt"/>
    </style:style>
    <style:style style:name="T42" style:family="text">
      <style:text-properties fo:font-size="12pt" style:rfc-language-tag="es-ES-u-co-trad" fo:language="es" fo:country="ES" officeooo:rsid="004697e2" style:letter-kerning="false" style:font-size-asian="12pt" style:font-size-complex="12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officeooo:rsid="0044d803"/>
    </style:style>
    <style:style style:name="T45" style:family="text">
      <style:text-properties officeooo:rsid="0046298a"/>
    </style:style>
    <style:style style:name="T46" style:family="text">
      <style:text-properties officeooo:rsid="004697e2"/>
    </style:style>
    <style:style style:name="T47" style:family="text">
      <style:text-properties style:text-position="super 58%"/>
    </style:style>
    <style:style style:name="T48" style:family="text">
      <style:text-properties officeooo:rsid="00486c75"/>
    </style:style>
    <style:style style:name="T49" style:family="text">
      <style:text-properties officeooo:rsid="001b9de4"/>
    </style:style>
    <style:style style:name="T50" style:family="text">
      <style:text-properties officeooo:rsid="0049528e"/>
    </style:style>
    <style:style style:name="T51" style:family="text">
      <style:text-properties fo:font-weight="normal" fo:background-color="#dee6ef" loext:char-shading-value="0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 2" text:name="Tema"/>
      </text:user-field-decls>
      <text:p text:style-name="P33"><text:span text:style-name="T22">[</text:span><text:span text:style-name="T23">5</text:span><text:span text:style-name="T22"> puntos]</text:span> EJERCICIO 1: MODELADO LÓGICO RELACIONAL</text:p>
      <text:list text:style-name="L1">
        <text:list-header>
          <text:p text:style-name="P92">Realiza el paso a tablas <text:span text:style-name="T21">en</text:span> tercera forma normal (3FN).</text:p>
        </text:list-header>
      </text:list>
      <text:p text:style-name="P4">Te mostramos un ejemplo de <text:span text:style-name="T24">notación de </text:span>modelado lógico <text:span text:style-name="T24">que deberás cambiar por </text:span><text:span text:style-name="T25">la</text:span><text:span text:style-name="T24"> de tu diagrama E-R</text:span>:</text:p>
      <text:p text:style-name="P18"/>
      <text:p text:style-name="P30">Modelo lógico relacional (paso de E-R a tablas)</text:p>
      <text:p text:style-name="P30"/>
      <text:p text:style-name="P8" loext:marker-style-name="T34"><text:span text:style-name="T5">COCHE OFICIAL</text:span> (<text:span text:style-name="T6">matrícula</text:span>, marca, modelo)</text:p>
      <text:p text:style-name="P8" loext:marker-style-name="T34">CP: matrícula</text:p>
      <text:p text:style-name="P9"/>
      <text:p text:style-name="P36" loext:marker-style-name="T34"><text:span text:style-name="T5">POLÍTICO</text:span> (<text:span text:style-name="T6">DNI</text:span>, sueldo*, correo_elec, {teléfono}<text:span text:style-name="T47">n</text:span>, dir_comp.dir_postal, dir_comp.cod_postal, dir_comp.localidad, dir_comp.provincia, nom_comp.nombre, nom_comp.apellidos, <text:span text:style-name="T36">matrícula</text:span>)</text:p>
      <text:p text:style-name="P36" loext:marker-style-name="T34">CP: DNI</text:p>
      <text:p text:style-name="P36" loext:marker-style-name="T34">CAj: matrícula → Coche oficial (matrícula)</text:p>
      <text:p text:style-name="P36" loext:marker-style-name="T34">VNN: matrícula</text:p>
      <text:p text:style-name="P36" loext:marker-style-name="T34">VNN: sueldo </text:p>
      <text:p text:style-name="P10"/>
      <text:p text:style-name="P8" loext:marker-style-name="T34"><text:span text:style-name="T5">POLÍTICO-CARGO</text:span> (<text:span text:style-name="T37">DNI</text:span>, nombre, comisión, complemento)</text:p>
      <text:p text:style-name="P8" loext:marker-style-name="T34">CP: DNI</text:p>
      <text:p text:style-name="P8" loext:marker-style-name="T34">CAj: DNI → Político (DNI)</text:p>
      <text:p text:style-name="P8" loext:marker-style-name="T34"/>
      <text:p text:style-name="P8" loext:marker-style-name="T34"><text:span text:style-name="T5">POLÍTICO-CONCEJAL</text:span> (<text:span text:style-name="T37">DNI</text:span>, oposición_sn, comp_sillón)</text:p>
      <text:p text:style-name="P8" loext:marker-style-name="T34">CP: DNI</text:p>
      <text:p text:style-name="P8" loext:marker-style-name="T34">CAj: DNI → Político (DNI)</text:p>
      <text:p text:style-name="P10"/>
      <text:p text:style-name="P8" loext:marker-style-name="T34"><text:span text:style-name="T5">ASESOR</text:span> (<text:span text:style-name="T6">DNI</text:span>, nombre, estudios, teléfono, <text:span text:style-name="T36">DNI_pol</text:span>, <text:span text:style-name="T36">dni_asesor_supervisor</text:span>)</text:p>
      <text:p text:style-name="P8" loext:marker-style-name="T34">CP: DNI</text:p>
      <text:p text:style-name="P8" loext:marker-style-name="T34">CAj: DNI_pol → Político (DNI)</text:p>
      <text:p text:style-name="P8" loext:marker-style-name="T34">CAj: dni_asesor_supervisor → Asesor (DNI)</text:p>
      <text:p text:style-name="P8" loext:marker-style-name="T34">VNN: DNI_pol</text:p>
      <text:p text:style-name="P8" loext:marker-style-name="T34"/>
      <text:p text:style-name="P8" loext:marker-style-name="T34"><text:span text:style-name="T5">REUNIÓN</text:span> (<text:span text:style-name="T6">Código</text:span>, descripción, f_celebración*, asistentes)</text:p>
      <text:p text:style-name="P8" loext:marker-style-name="T34">Asistentes = número de políticos que participan en la reunión. Se cuentan los registros del DNI de cada político <text:span text:style-name="T48">en cada reunión</text:span>.</text:p>
      <text:p text:style-name="P8" loext:marker-style-name="T34">CP: código</text:p>
      <text:p text:style-name="P8" loext:marker-style-name="T34">VNN: f_celebración</text:p>
      <text:p text:style-name="P19"/>
      <text:p text:style-name="P38" loext:marker-style-name="T34"><text:span text:style-name="T5">DIETA</text:span> (<text:span text:style-name="T6">concepto</text:span>, descripción)</text:p>
      <text:p text:style-name="P38" loext:marker-style-name="T34">CP: concepto</text:p>
      <text:p text:style-name="P38" loext:marker-style-name="T34"/>
      <text:p text:style-name="P38" loext:marker-style-name="T34"><text:span text:style-name="T5">COBRAR</text:span> (<text:span text:style-name="T37">DNI_pol, código_reu, concepto_dieta</text:span>)</text:p>
      <text:p text:style-name="P38" loext:marker-style-name="T34">CP: {DNI_pol, código_reu, concepto_dieta}</text:p>
      <text:p text:style-name="P38" loext:marker-style-name="T34">CAj: DNI_pol → Político (DNI)</text:p>
      <text:p text:style-name="P38" loext:marker-style-name="T34">CAj: código_reu → Reunión (código)</text:p>
      <text:p text:style-name="P38" loext:marker-style-name="T34">CAj: concepto_dieta → Dieta (concepto)</text:p>
      <text:p text:style-name="P7"/>
      <text:p text:style-name="P38" loext:marker-style-name="T34"><text:span text:style-name="T5">DESGLOSE</text:span> (<text:span text:style-name="T37">concepto</text:span>, <text:span text:style-name="T6">línea</text:span>, cantidad, importe)</text:p>
      <text:p text:style-name="P38" loext:marker-style-name="T34">CP: {concepto, línea}</text:p>
      <text:p text:style-name="P61" loext:marker-style-name="T34"><text:span text:style-name="T7">CA</text:span><text:span text:style-name="T20">j</text:span><text:span text:style-name="T7">: concepto → Dieta (concepto)</text:span></text:p>
      <text:p text:style-name="P19"/>
      <text:p text:style-name="P64"><text:span text:style-name="T5">Restricciones</text:span>:</text:p>
      <text:p text:style-name="P70"><text:span text:style-name="T15">(</text:span><text:span text:style-name="T16">1</text:span><text:span text:style-name="T15">) </text:span><text:span text:style-name="T17">Pérdida semántica → Comprobar que todo </text:span><text:span text:style-name="T12">coche</text:span><text:span text:style-name="T17"> </text:span><text:span text:style-name="T12">oficial</text:span><text:span text:style-name="T17"> tiene asociado un </text:span><text:span text:style-name="T12">político.</text:span></text:p>
      <text:p text:style-name="P72"><text:span text:style-name="T14">(2) Pérdida semántica → Comprobar que todo </text:span><text:span text:style-name="T11">político</text:span><text:span text:style-name="T14"> debe ser sólo o </text:span><text:span text:style-name="T11">cargo</text:span><text:span text:style-name="T14"> o </text:span><text:span text:style-name="T11">concejal</text:span><text:span text:style-name="T14">, nada más, pudiendo ser ambos a la vez (especialización total y solapada).</text:span></text:p>
      <text:p text:style-name="P64"><text:soft-page-break/><text:span text:style-name="T8">(</text:span><text:span text:style-name="T18">3</text:span><text:span text:style-name="T8">) </text:span><text:span text:style-name="T13">Pérdida semántica → </text:span><text:span text:style-name="T18">Comprobar que todo </text:span><text:span text:style-name="T10">político</text:span><text:span text:style-name="T18"> tiene un asesor </text:span><text:span text:style-name="T10">asociado</text:span><text:span text:style-name="T18">.</text:span></text:p>
      <text:p text:style-name="P67"><text:span text:style-name="T8">(</text:span><text:span text:style-name="T18">4</text:span><text:span text:style-name="T7">) </text:span><text:span text:style-name="T18">Atributo derivado → el atributo “</text:span><text:span text:style-name="T10">asistentes</text:span><text:span text:style-name="T18">” de la tabla </text:span><text:span text:style-name="T10">REUNIÓN</text:span><text:span text:style-name="T18"> es derivado. Se eliminará este atributo, ya que su valor se puede obtener contando el número de DNIs de políticos que aparecen en la tabla COBRAR para una reunión dada.</text:span></text:p>
      <text:p text:style-name="P66"><text:span text:style-name="T7">(5) Pérdida semántica → En la relación </text:span><text:span text:style-name="T9">Cobrar</text:span><text:span text:style-name="T7">, comprobar que todo </text:span><text:span text:style-name="T9">político</text:span><text:span text:style-name="T7"> tiene asociada una </text:span><text:span text:style-name="T9">reunión</text:span><text:span text:style-name="T7"> y una </text:span><text:span text:style-name="T9">dieta</text:span><text:span text:style-name="T7"> para cada una de sus participaciones. Hacer la misma comprobación con Dieta y Reunión, para comprobar que las 3 entidades están asociadas en cada participación que aparecen en la relación.</text:span></text:p>
      <text:p text:style-name="P66"><text:span text:style-name="T7">(6) Restricción de identidad → </text:span><text:span text:style-name="T9">Desglose</text:span><text:span text:style-name="T7"> es una entidad débil, con restricción de identidad con respecto a </text:span><text:span text:style-name="T9">Dieta</text:span><text:span text:style-name="T7">. Desglose necesita la CP de dieta, junto con su propia CP para ser debidamente identificada. Incluye la restricción de existencia.</text:span></text:p>
      <text:p text:style-name="P66"><text:span text:style-name="T7"/></text:p>
      <text:p text:style-name="P20"/>
      <text:p text:style-name="P30">Modelo lógico relacional (3FN)</text:p>
      <text:p text:style-name="P26"/>
      <text:p text:style-name="P26">Se eliminan atributos derivados, multivaluados y compuestos, y se eliminan dependencias funcionales y transitivas. El modelo obtenido en 3FN <text:span text:style-name="T48">a partir de las tablas anteriores </text:span>es el siguiente:</text:p>
      <text:p text:style-name="P26"/>
      <text:p text:style-name="P38" loext:marker-style-name="T34"><text:bookmark-start text:name="OLE_LINK23"/><text:span text:style-name="T5">COCHE OFICIAL</text:span> (<text:span text:style-name="T6">matrícula</text:span>, <text:span text:style-name="T36">modelo</text:span>)</text:p>
      <text:p text:style-name="P38" loext:marker-style-name="T34">CP: matrícula</text:p>
      <text:p text:style-name="P38" loext:marker-style-name="T34">CAj: modelo → Marca (modelo)</text:p>
      <text:p text:style-name="P11"/>
      <text:p text:style-name="P38" loext:marker-style-name="T34"><text:bookmark-start text:name="OLE_LINK15"/><text:span text:style-name="T5">MARCA</text:span> (<text:span text:style-name="T6">modelo</text:span>, marca)</text:p>
      <text:p text:style-name="P38" loext:marker-style-name="T34">CP: modelo</text:p>
      <text:p text:style-name="P11"/>
      <text:p text:style-name="P38" loext:marker-style-name="T34"><text:span text:style-name="T5">POLÍTICO</text:span> (<text:span text:style-name="T6">DNI</text:span>, sueldo*, correo_elec, <text:span text:style-name="T36">dir_postal, localidad</text:span>, nombre, apellidos, <text:span text:style-name="T36">matrícula</text:span>)</text:p>
      <text:p text:style-name="P38" loext:marker-style-name="T34">CP: DNI</text:p>
      <text:p text:style-name="P38" loext:marker-style-name="T34">CAj: localidad → Provincia (localidad)</text:p>
      <text:p text:style-name="P38" loext:marker-style-name="T34">CAj: matrícula → Coche oficial (matrícula)</text:p>
      <text:p text:style-name="P38" loext:marker-style-name="T34">CAj: dir_postal → Dirección (dir_postal)</text:p>
      <text:p text:style-name="P38" loext:marker-style-name="T34">VNN: matrícula</text:p>
      <text:p text:style-name="P38" loext:marker-style-name="T34">VNN: sueldo</text:p>
      <text:p text:style-name="P38" loext:marker-style-name="T34"/>
      <text:p text:style-name="P38" loext:marker-style-name="T34"><text:span text:style-name="T5">PROVINCIA</text:span> (<text:span text:style-name="T6">localidad</text:span>, provincia)</text:p>
      <text:p text:style-name="P38" loext:marker-style-name="T34">CP: localidad</text:p>
      <text:p text:style-name="P38" loext:marker-style-name="T34"/>
      <text:p text:style-name="P38" loext:marker-style-name="T34"><text:span text:style-name="T5">DIRECCIÓN</text:span> (<text:span text:style-name="T6">dir_postal</text:span>, cod_postal)</text:p>
      <text:p text:style-name="P38" loext:marker-style-name="T34">CP: dir_postal</text:p>
      <text:p text:style-name="P38" loext:marker-style-name="T34"/>
      <text:p text:style-name="P38" loext:marker-style-name="T34"><text:span text:style-name="T5">TELÉFONO</text:span> (<text:span text:style-name="T37">DNI</text:span>, <text:span text:style-name="T6">teléfono</text:span>) <text:s text:c="3"/></text:p>
      <text:p text:style-name="P38" loext:marker-style-name="T34">CP: {DNI, teléfono}</text:p>
      <text:p text:style-name="P38" loext:marker-style-name="T34">CAj: DNI → Político (DNI)</text:p>
      <text:p text:style-name="P38" loext:marker-style-name="T34"/>
      <text:p text:style-name="P38" loext:marker-style-name="T34"><text:span text:style-name="T5">POLÍTICO-CARGO</text:span> (<text:span text:style-name="T37">DNI</text:span>, nombre, comisión, complemento)</text:p>
      <text:p text:style-name="P38" loext:marker-style-name="T34">CP: DNI</text:p>
      <text:p text:style-name="P38" loext:marker-style-name="T34">CAj: DNI → Político (DNI)</text:p>
      <text:p text:style-name="P38" loext:marker-style-name="T34"/>
      <text:p text:style-name="P38" loext:marker-style-name="T34"><text:span text:style-name="T5">POLÍTICO-CONCEJAL</text:span> (<text:span text:style-name="T37">DNI</text:span>, oposición_sn, comp_sillón)</text:p>
      <text:p text:style-name="P38" loext:marker-style-name="T34">CP: DNI</text:p>
      <text:p text:style-name="P38" loext:marker-style-name="T34">CAj: DNI → Político (DNI)</text:p>
      <text:p text:style-name="P38" loext:marker-style-name="T34"/>
      <text:p text:style-name="P38" loext:marker-style-name="T34"><text:span text:style-name="T5">ASESOR</text:span> (<text:span text:style-name="T6">DNI</text:span>, nombre, estudios, teléfono, <text:span text:style-name="T36">DNI_pol, dni_asesor_supervisor</text:span>)</text:p>
      <text:p text:style-name="P38" loext:marker-style-name="T34">CP: DNI</text:p>
      <text:p text:style-name="P38" loext:marker-style-name="T34">CAj: DNI_pol → Político (DNI)</text:p>
      <text:p text:style-name="P38" loext:marker-style-name="T34">CAj: dni_asesor_supervisor → Asesor (DNI)</text:p>
      <text:p text:style-name="P38" loext:marker-style-name="T34">VNN: DNI_pol</text:p>
      <text:p text:style-name="P38" loext:marker-style-name="T34"/>
      <text:p text:style-name="P38" loext:marker-style-name="T34"><text:bookmark-start text:name="OLE_LINK19"/><text:soft-page-break/><text:span text:style-name="T5">DIETA</text:span> (<text:span text:style-name="T6">concepto</text:span>, descripción)</text:p>
      <text:p text:style-name="P38" loext:marker-style-name="T35">CP: concepto</text:p>
      <text:p text:style-name="P38" loext:marker-style-name="T35"/>
      <text:p text:style-name="P38" loext:marker-style-name="T34"><text:span text:style-name="T5">REUNIÓN</text:span> (<text:span text:style-name="T6">Código</text:span>, descripción, f_celebración*)</text:p>
      <text:p text:style-name="P38" loext:marker-style-name="T34">CP: código</text:p>
      <text:p text:style-name="P38" loext:marker-style-name="T34">VNN: f_celebración</text:p>
      <text:p text:style-name="P11"/>
      <text:p text:style-name="P38" loext:marker-style-name="T34"><text:bookmark-start text:name="OLE_LINK29"/><text:span text:style-name="T5">COBRAR</text:span> (<text:span text:style-name="T37">DNI_pol, código_reu, concepto_dieta</text:span>)</text:p>
      <text:p text:style-name="P38" loext:marker-style-name="T34">CP: {DNI_pol, código_reu, concepto_dieta}</text:p>
      <text:p text:style-name="P38" loext:marker-style-name="T34">CAj: DNI_pol <text:s/>→ Político (DNI)</text:p>
      <text:p text:style-name="P38" loext:marker-style-name="T34">CAj: código_reu <text:s/>→ Reunión (código)</text:p>
      <text:p text:style-name="P38" loext:marker-style-name="T34">CAj: concepto_dieta <text:s/>→ Dieta (concepto)</text:p>
      <text:p text:style-name="P11"/>
      <text:p text:style-name="P38" loext:marker-style-name="T34"><text:bookmark-start text:name="OLE_LINK22"/><text:span text:style-name="T5">DESGLOSE</text:span> (<text:span text:style-name="T37">concepto</text:span>, <text:span text:style-name="T6">línea</text:span>, cantidad, importe)</text:p>
      <text:p text:style-name="P38" loext:marker-style-name="T34">CP: {concepto, línea}</text:p>
      <text:p text:style-name="P38" loext:marker-style-name="T34">CA<text:span text:style-name="T48">j</text:span>: concepto → Dieta (concepto)</text:p>
      <text:p text:style-name="P26"/>
      <text:p text:style-name="P26"/>
      <text:p text:style-name="P63"><text:span text:style-name="T5">Restricciones</text:span>:</text:p>
      <text:p text:style-name="P69"><text:span text:style-name="T15">(</text:span><text:span text:style-name="T16">1</text:span><text:span text:style-name="T15">) </text:span><text:span text:style-name="T17">Pérdida semántica → Comprobar que todo </text:span><text:span text:style-name="T12">coche</text:span><text:span text:style-name="T17"> </text:span><text:span text:style-name="T12">oficial</text:span><text:span text:style-name="T17"> tiene asociado un </text:span><text:span text:style-name="T12">político.</text:span></text:p>
      <text:p text:style-name="P72"><text:span text:style-name="T14">(2) Pérdida semántica → Comprobar que todo </text:span><text:span text:style-name="T11">político</text:span><text:span text:style-name="T14"> debe ser sólo o </text:span><text:span text:style-name="T11">cargo</text:span><text:span text:style-name="T14"> o </text:span><text:span text:style-name="T11">concejal</text:span><text:span text:style-name="T14">, nada más, pudiendo ser ambos a la vez (especialización total y solapada).</text:span></text:p>
      <text:p text:style-name="P63"><text:span text:style-name="T8">(</text:span><text:span text:style-name="T18">3</text:span><text:span text:style-name="T8">) </text:span><text:span text:style-name="T13">Pérdida semántica → </text:span><text:span text:style-name="T18">Comprobar que todo </text:span><text:span text:style-name="T10">político</text:span><text:span text:style-name="T18"> tiene un asesor </text:span><text:span text:style-name="T10">asociado</text:span><text:span text:style-name="T18">.</text:span></text:p>
      <text:p text:style-name="P66"><text:span text:style-name="T7">(</text:span><text:span text:style-name="T20">4</text:span><text:span text:style-name="T7">) Pérdida semántica → En la relación </text:span><text:span text:style-name="T9">Cobrar</text:span><text:span text:style-name="T7">, comprobar que todo </text:span><text:span text:style-name="T9">político</text:span><text:span text:style-name="T7"> tiene asociada una </text:span><text:span text:style-name="T9">reunión</text:span><text:span text:style-name="T7"> y una </text:span><text:span text:style-name="T9">dieta</text:span><text:span text:style-name="T7"> para cada una de sus participaciones. Hacer la misma comprobación con Dieta y Reunión, para comprobar que las 3 entidades están asociadas en cada participación que aparecen en la relación.</text:span></text:p>
      <text:p text:style-name="P66"><text:span text:style-name="T7">(</text:span><text:span text:style-name="T20">5</text:span><text:span text:style-name="T7">) Restricción de identidad → </text:span><text:span text:style-name="T9">Desglose</text:span><text:span text:style-name="T7"> es una entidad débil, con restricción de identidad con respecto a </text:span><text:span text:style-name="T9">Dieta</text:span><text:span text:style-name="T7">. Desglose necesita la CP de dieta, junto con su propia CP para ser debidamente identificada. Incluye la restricción de existencia.</text:span></text:p>
      <text:p text:style-name="P34"><text:span text:style-name="T22">[2 puntos]</text:span> EJERCICIO 2: MODELADO FÍSICO DDL (CREACIÓN DE METADATOS)</text:p>
      <text:list text:continue-numbering="true" text:style-name="L1">
        <text:list-header>
          <text:p text:style-name="P93">Indica las sentencias necesarias para incorporar las tablas del ejercicio anterior en MySQL. <text:span text:style-name="T33">Recuerda tener</text:span> cuidado con el orden de las instrucciones.</text:p>
        </text:list-header>
      </text:list>
      <text:p text:style-name="P24"><text:span text:style-name="T7"/></text:p>
      <text:p text:style-name="P8" loext:marker-style-name="T34"><text:bookmark-start text:name="OLE_LINK17"/>CREATE TABLE marca (</text:p>
      <text:p text:style-name="P8" loext:marker-style-name="T34">modelo VARCHAR(30),</text:p>
      <text:p text:style-name="P8" loext:marker-style-name="T34">marca VARCHAR(20),</text:p>
      <text:p text:style-name="P8" loext:marker-style-name="T34">CONSTRAINT mar_mod_pk PRIMARY KEY (modelo)</text:p>
      <text:p text:style-name="P8" loext:marker-style-name="T34">);</text:p>
      <text:p text:style-name="P10"/>
      <text:p text:style-name="P8" loext:marker-style-name="T34"><text:bookmark-start text:name="OLE_LINK18"/>CREATE TABLE provincia (</text:p>
      <text:p text:style-name="P8" loext:marker-style-name="T34">localidad VARCHAR(30),</text:p>
      <text:p text:style-name="P8" loext:marker-style-name="T34">provincia VARCHAR(20),</text:p>
      <text:p text:style-name="P8" loext:marker-style-name="T34">CONSTRAINT prov_loc_pk PRIMARY KEY (localidad)</text:p>
      <text:p text:style-name="P8" loext:marker-style-name="T34">);</text:p>
      <text:p text:style-name="P8" loext:marker-style-name="T34"/>
      <text:p text:style-name="P8" loext:marker-style-name="T34"><text:bookmark-start text:name="OLE_LINK20"/>CREATE TABLE direccion (</text:p>
      <text:p text:style-name="P8" loext:marker-style-name="T34">dir_postal VARCHAR(60),</text:p>
      <text:p text:style-name="P8">cod_postal VARCHAR(6),</text:p>
      <text:p text:style-name="P8">CONSTRAINT dir_dir_pk PRIMARY KEY (dir_postal)</text:p>
      <text:p text:style-name="P8">);</text:p>
      <text:p text:style-name="P8"/>
      <text:p text:style-name="P8"><text:bookmark-start text:name="OLE_LINK21"/>CREATE TABLE dieta (</text:p>
      <text:p text:style-name="P8" loext:marker-style-name="T34">concepto VARCHAR(20),</text:p>
      <text:p text:style-name="P8" loext:marker-style-name="T34">descripcion VARCHAR(80),</text:p>
      <text:p text:style-name="P8" loext:marker-style-name="T34">CONSTRAINT die_con_pk PRIMARY KEY (concepto)</text:p>
      <text:p text:style-name="P8" loext:marker-style-name="T34">);</text:p>
      <text:p text:style-name="P10"/>
      <text:p text:style-name="P8" loext:marker-style-name="T34"><text:bookmark-start text:name="OLE_LINK35"/>CREATE TABLE reunion (</text:p>
      <text:p text:style-name="P8" loext:marker-style-name="T34">codigo VARCHAR(6),</text:p>
      <text:p text:style-name="P8" loext:marker-style-name="T34">descripcion VARCHAR(60),</text:p>
      <text:p text:style-name="P8">f_celebracion DATE NOT NULL,</text:p>
      <text:p text:style-name="P8">CONSTRAINT reu_cod_pk PRIMARY KEY (codigo)</text:p>
      <text:p text:style-name="P8" loext:marker-style-name="T34">);</text:p>
      <text:p text:style-name="P8" loext:marker-style-name="T34"/>
      <text:p text:style-name="P8" loext:marker-style-name="T34"><text:bookmark-start text:name="OLE_LINK33 Copy 1"/>CREATE TABLE desglose (</text:p>
      <text:p text:style-name="P8" loext:marker-style-name="T34">concepto VARCHAR(20),</text:p>
      <text:p text:style-name="P8" loext:marker-style-name="T34">linea INTEGER,</text:p>
      <text:p text:style-name="P8">cantidad INTEGER,</text:p>
      <text:p text:style-name="P8">importe FLOAT,</text:p>
      <text:p text:style-name="P8">CONSTRAINT des_conlin_pk PRIMARY KEY (concepto, linea),</text:p>
      <text:p text:style-name="P8"><text:bookmark-start text:name="OLE_LINK33"/>CONSTRAINT des_con_fk FOREIGN KEY (concepto) REFERENCES dieta (concepto)</text:p>
      <text:p text:style-name="P8">);</text:p>
      <text:p text:style-name="P10"/>
      <text:p text:style-name="P8"><text:bookmark-start text:name="OLE_LINK61"/><text:bookmark-start text:name="OLE_LINK24"/>CREATE TABLE coche_oficial (</text:p>
      <text:p text:style-name="P8">matricula CHAR(7), </text:p>
      <text:p text:style-name="P8">modelo VARCHAR(30),</text:p>
      <text:p text:style-name="P8">CONSTRAINT coc_mat_pk PRIMARY KEY (matricula),</text:p>
      <text:p text:style-name="P37">CONSTRAINT coc_mod_fk FOREIGN KEY (modelo) REFERENCES marca (modelo)</text:p>
      <text:p text:style-name="P8" loext:marker-style-name="T34">);</text:p>
      <text:p text:style-name="P8" loext:marker-style-name="T34"/>
      <text:p text:style-name="P8" loext:marker-style-name="T34"/>
      <text:p text:style-name="P8" loext:marker-style-name="T34"/>
      <text:p text:style-name="P8" loext:marker-style-name="T34"/>
      <text:p text:style-name="P8" loext:marker-style-name="T34"/>
      <text:p text:style-name="P8" loext:marker-style-name="T34"><text:bookmark-start text:name="OLE_LINK26"/><text:bookmark-start text:name="OLE_LINK57"/><text:soft-page-break/>CREATE TABLE politico (</text:p>
      <text:p text:style-name="P8" loext:marker-style-name="T34">dni CHAR(9), </text:p>
      <text:p text:style-name="P8" loext:marker-style-name="T34">nombre VARCHAR(20),</text:p>
      <text:p text:style-name="P8" loext:marker-style-name="T34">apellidos VARCHAR(30),</text:p>
      <text:p text:style-name="P8" loext:marker-style-name="T34">sueldo FLOAT NOT NULL,</text:p>
      <text:p text:style-name="P8" loext:marker-style-name="T34">correo_elec VARCHAR(40),</text:p>
      <text:p text:style-name="P8" loext:marker-style-name="T34">dir_postal VARCHAR(60),</text:p>
      <text:p text:style-name="P8">localidad VARCHAR(30),</text:p>
      <text:p text:style-name="P8">matricula CHAR(7) NOT NULL,</text:p>
      <text:p text:style-name="P8">CONSTRAINT pol_dni_pk PRIMARY KEY (dni),</text:p>
      <text:p text:style-name="P37"><text:bookmark-start text:name="OLE_LINK25"/>CONSTRAINT pol_loc_fk FOREIGN KEY (localidad) REFERENCES provincia (localidad),</text:p>
      <text:p text:style-name="P37">CONSTRAINT pol_mat_fk FOREIGN KEY (matricula) REFERENCES coche_oficial (matricula),</text:p>
      <text:p text:style-name="P37">CONSTRAINT pol_dir_fk FOREIGN KEY (dir_postal) REFERENCES direccion (dir_postal)</text:p>
      <text:p text:style-name="P8">);</text:p>
      <text:p text:style-name="P8"/>
      <text:p text:style-name="P8"><text:bookmark-start text:name="OLE_LINK27"/>CREATE TABLE politico_cargo (</text:p>
      <text:p text:style-name="P8">dni CHAR(9), </text:p>
      <text:p text:style-name="P8">nombre VARCHAR(20),</text:p>
      <text:p text:style-name="P8">comision VARCHAR(5),</text:p>
      <text:p text:style-name="P8">complemento FLOAT,</text:p>
      <text:p text:style-name="P8">CONSTRAINT polcar_dni_pk PRIMARY KEY (dni),</text:p>
      <text:p text:style-name="P37">CONSTRAINT polcar_dni_fk FOREIGN KEY (dni) REFERENCES politico (dni)</text:p>
      <text:p text:style-name="P8" loext:marker-style-name="T34">);</text:p>
      <text:p text:style-name="P8" loext:marker-style-name="T34"/>
      <text:p text:style-name="P8" loext:marker-style-name="T34"><text:bookmark-start text:name="OLE_LINK28"/>CREATE TABLE politico_concejal (</text:p>
      <text:p text:style-name="P8" loext:marker-style-name="T34">dni CHAR(9), </text:p>
      <text:p text:style-name="P8" loext:marker-style-name="T34">oposici<text:span text:style-name="T38">o</text:span>n_sn CHAR(2), <text:s text:c="2"/></text:p>
      <text:p text:style-name="P8">comp_sillon <text:s/>FLOAT,</text:p>
      <text:p text:style-name="P8">CONSTRAINT polcon_dni_pk PRIMARY KEY (dni),</text:p>
      <text:p text:style-name="P37">CONSTRAINT polcon_dni_fk FOREIGN KEY (dni) REFERENCES politico (dni)</text:p>
      <text:p text:style-name="P8" loext:marker-style-name="T34">);</text:p>
      <text:p text:style-name="P8" loext:marker-style-name="T34"/>
      <text:p text:style-name="P8" loext:marker-style-name="T34"><text:bookmark-start text:name="OLE_LINK30"/>CREATE TABLE telefono (</text:p>
      <text:p text:style-name="P8" loext:marker-style-name="T34">dni CHAR(9), </text:p>
      <text:p text:style-name="P8" loext:marker-style-name="T34">telefono VARCHAR(15), <text:s text:c="2"/></text:p>
      <text:p text:style-name="P8">CONSTRAINT poltel_dnitel_pk PRIMARY KEY (dni, telefono),</text:p>
      <text:p text:style-name="P37">CONSTRAINT poltel_dni_fk FOREIGN KEY (dni) REFERENCES politico (dni)</text:p>
      <text:p text:style-name="P8" loext:marker-style-name="T34">);</text:p>
      <text:p text:style-name="P8" loext:marker-style-name="T34"/>
      <text:p text:style-name="P8" loext:marker-style-name="T34"><text:bookmark-start text:name="OLE_LINK31 Copy 1"/>CREATE TABLE cobrar (</text:p>
      <text:p text:style-name="P8" loext:marker-style-name="T34">dni_pol CHAR(9), </text:p>
      <text:p text:style-name="P8" loext:marker-style-name="T34">codigo_reu VARCHAR(6), <text:s text:c="2"/></text:p>
      <text:p text:style-name="P8" loext:marker-style-name="T34">concepto_dieta VARCHAR(20),</text:p>
      <text:p text:style-name="P8" loext:marker-style-name="T34">CONSTRAINT cob_dnicodcon_pk PRIMARY KEY (dni_pol, codigo_reu, concepto_dieta),</text:p>
      <text:p text:style-name="P37"><text:bookmark-start text:name="OLE_LINK31"/>CONSTRAINT cob_dni_fk FOREIGN KEY (dni_pol) REFERENCES politico (dni),</text:p>
      <text:p text:style-name="P37">CONSTRAINT cob_cod_fk FOREIGN KEY (codigo_reu) REFERENCES reunion (codigo),</text:p>
      <text:p text:style-name="P37" loext:marker-style-name="T34"><text:bookmark-start text:name="OLE_LINK34"/>CONSTRAINT cob_con_fk FOREIGN KEY (concepto_dieta) REFERENCES dieta (concepto)</text:p>
      <text:p text:style-name="P8" loext:marker-style-name="T34">);</text:p>
      <text:p text:style-name="P8" loext:marker-style-name="T34"/>
      <text:p text:style-name="P8" loext:marker-style-name="T34"><text:bookmark-start text:name="OLE_LINK32 Copy 1"/><text:bookmark-start text:name="OLE_LINK58"/>CREATE TABLE asesor (</text:p>
      <text:p text:style-name="P8" loext:marker-style-name="T34">dni CHAR(9),</text:p>
      <text:p text:style-name="P8" loext:marker-style-name="T34">nombre VARCHAR(20),</text:p>
      <text:p text:style-name="P8" loext:marker-style-name="T34">estudios VARCHAR(30),</text:p>
      <text:p text:style-name="P8" loext:marker-style-name="T34">telefono VARCHAR(15),</text:p>
      <text:p text:style-name="P8" loext:marker-style-name="T34">dni_pol CHAR(9) NOT NULL,</text:p>
      <text:p text:style-name="P8">dni_asesor_supervisor CHAR(9),</text:p>
      <text:p text:style-name="P8">CONSTRAINT ase_dni_pk PRIMARY KEY (dni),</text:p>
      <text:p text:style-name="P37"><text:bookmark-start text:name="OLE_LINK32"/>CONSTRAINT ase_dnipol_fk FOREIGN KEY (dni_pol) REFERENCES politico (dni),</text:p>
      <text:p text:style-name="P8"><text:soft-page-break/>CONSTRAINT ase_est_ck CHECK (estudios IN (‘basico’, ‘falsificado’, ‘ninguno’)),</text:p>
      <text:p text:style-name="P37">CONSTRAINT ase_dniase_fk FOREIGN KEY (dni_asesor_supervisor) REFERENCES asesor (dni) </text:p>
      <text:p text:style-name="P8" loext:marker-style-name="T34">);</text:p>
      <text:p text:style-name="P7"/>
      <text:p text:style-name="P25"><text:span text:style-name="T5">Restricciones</text:span>:</text:p>
      <text:p text:style-name="P68"><text:span text:style-name="T15">(</text:span><text:span text:style-name="T16">1</text:span><text:span text:style-name="T15">) </text:span><text:span text:style-name="T17">Pérdida semántica → Comprobar que todo </text:span><text:span text:style-name="T12">coche</text:span><text:span text:style-name="T17"> </text:span><text:span text:style-name="T12">oficial</text:span><text:span text:style-name="T17"> tiene asociado un </text:span><text:span text:style-name="T12">político.</text:span></text:p>
      <text:p text:style-name="P71"><text:span text:style-name="T14">(2) Pérdida semántica → Comprobar que todo </text:span><text:span text:style-name="T11">político</text:span><text:span text:style-name="T14"> debe ser sólo o </text:span><text:span text:style-name="T11">cargo</text:span><text:span text:style-name="T14"> o </text:span><text:span text:style-name="T11">concejal</text:span><text:span text:style-name="T14">, nada más, pudiendo ser ambos a la vez (especialización total y solapada).</text:span></text:p>
      <text:p text:style-name="P62"><text:span text:style-name="T8">(</text:span><text:span text:style-name="T18">3</text:span><text:span text:style-name="T8">) </text:span><text:span text:style-name="T13">Pérdida semántica → </text:span><text:span text:style-name="T18">Comprobar que todo </text:span><text:span text:style-name="T10">político</text:span><text:span text:style-name="T18"> tiene un asesor </text:span><text:span text:style-name="T10">asociado</text:span><text:span text:style-name="T18">.</text:span></text:p>
      <text:p text:style-name="P65"><text:span text:style-name="T7">(</text:span><text:span text:style-name="T19">4</text:span><text:span text:style-name="T7">) Pérdida semántica → En la relación </text:span><text:span text:style-name="T9">Cobrar</text:span><text:span text:style-name="T7">, comprobar que todo </text:span><text:span text:style-name="T9">político</text:span><text:span text:style-name="T7"> tiene asociada una </text:span><text:span text:style-name="T9">reunión</text:span><text:span text:style-name="T7"> y una </text:span><text:span text:style-name="T9">dieta</text:span><text:span text:style-name="T7"> para cada una de sus participaciones. Hacer la misma comprobación con Dieta y Reunión, para comprobar que las 3 entidades están asociadas en cada participación que aparecen en la relación.</text:span></text:p>
      <text:p text:style-name="P65"><text:span text:style-name="T7">(</text:span><text:span text:style-name="T19">5</text:span><text:span text:style-name="T7">) Restricción de identidad → </text:span><text:span text:style-name="T9">Desglose</text:span><text:span text:style-name="T7"> es una entidad débil, con restricción de identidad con respecto a </text:span><text:span text:style-name="T9">Dieta</text:span><text:span text:style-name="T7">. Desglose necesita la CP de dieta, junto con su propia CP para ser debidamente identificada. Incluye la restricción de existencia.</text:span></text:p>
      <text:p text:style-name="P32"/>
      <text:p text:style-name="P21"/>
      <text:p text:style-name="P21"/>
      <text:p text:style-name="P21"/>
      <text:p text:style-name="P21"/>
      <text:p text:style-name="P21"/>
      <text:p text:style-name="P21"/>
      <text:p text:style-name="P34"><text:span text:style-name="T22">[</text:span><text:span text:style-name="T23">1</text:span><text:span text:style-name="T22"> punto]</text:span> EJERCICIO 3: MODELADO FÍSICO DDL (MODIFICACIÓN DE METADATOS)</text:p>
      <text:p text:style-name="P27">Indica las sentencias necesarias para realizar estas modificaciones en MySQL. <text:span text:style-name="T32">Recuerda tener</text:span><text:span text:style-name="T31"> cuidado con el orden de las instrucciones.</text:span></text:p>
      <text:p text:style-name="P89"/>
      <text:p text:style-name="P89"/>
      <text:list text:style-name="L2">
        <text:list-item>
          <text:p text:style-name="P73">Modificar la tabla POLÍTICO para que los campos “nombre” y “apellidos” sean únicos (en conjunto), es decir, que se pueda repetir el nombre y los apellidos por separado pero no puedan insertarse dos filas con los dos datos idénticos. </text:p>
        </text:list-item>
      </text:list>
      <text:p text:style-name="P40"/>
      <text:p text:style-name="P55">// <text:span text:style-name="T38">Hay que añadir la restricción UNIQUE en la tabla Político, que englobe ambos </text:span><text:span text:style-name="T48">campos</text:span><text:span text:style-name="T38">, el nombre y los apellidos. La sentencia sería: </text:span></text:p>
      <text:p text:style-name="P12"/>
      <text:p text:style-name="P14" loext:marker-style-name="T34">ALTER TABLE pol<text:span text:style-name="T48">i</text:span>tico ADD CONSTRAINT pol_nomap<text:span text:style-name="T48">e</text:span>_uk UNIQUE (nombre, apellidos);</text:p>
      <text:p text:style-name="P7"/>
      <text:p text:style-name="P7"/>
      <text:list text:style-name="L3">
        <text:list-item>
          <text:p text:style-name="P79">Cambiar la participación de la entidad POLÍTICO en la relación DISPONER de (1,1) a (0,1). </text:p>
        </text:list-item>
      </text:list>
      <text:p text:style-name="P55"/>
      <text:p text:style-name="P55">// <text:span text:style-name="T38">Hay que quitar la restricción de NOT NULL del atributo matrícula. Como MySQL no la considera una restricción, si no una definición de columna, y no tiene un nombre (constraint) asociado para hacer la modificación, borramos el campo y lo volvemos a crear sin la definición de NOT NULL. Las sentencias serían:</text:span></text:p>
      <text:p text:style-name="P12"/>
      <text:p text:style-name="P52" loext:marker-style-name="T34">ALTER TABLE pol<text:span text:style-name="T44">i</text:span>tico DROP matricula;</text:p>
      <text:p text:style-name="P52" loext:marker-style-name="T34">ALTER TABLE pol<text:span text:style-name="T44">i</text:span>tico ADD matricula CHAR(7);</text:p>
      <text:p text:style-name="P22"/>
      <text:p text:style-name="P21"/>
      <text:list text:style-name="L4">
        <text:list-item>
          <text:p text:style-name="P82">Permitir que se pueda modificar el concepto de la tabla DIETA, propagando este cambio a las tablas dependientes de este dato. </text:p>
        </text:list-item>
      </text:list>
      <text:p text:style-name="P91"><text:span text:style-name="T27"/></text:p>
      <text:p text:style-name="P57">// Hay que añadir la cláusula ON UPDATE CASCADE en las tablas donde el concepto de Dieta sea clave ajena. Como las restricciones no se pueden modificar, hay que eliminarlas y volverlas a crear con las nuevas restricciones que queramos. Las sentencias serían:</text:p>
      <text:p text:style-name="P16"/>
      <text:p text:style-name="P14" loext:marker-style-name="T34">ALTER TABLE desglose DROP CONSTRAINT des_con_fk;</text:p>
      <text:p text:style-name="P14">ALTER TABLE desglose ADD CONSTRAINT des_con_fk FOREIGN KEY (concepto) REFERENCES dieta (concepto) ON UPDATE CASCADE;</text:p>
      <text:p text:style-name="P14"/>
      <text:p text:style-name="P14" loext:marker-style-name="T34">ALTER TABLE cobrar DROP CONSTRAINT cob_con_fk;</text:p>
      <text:p text:style-name="P14">ALTER TABLE cobrar ADD CONSTRAINT cob_con_fk FOREIGN KEY (concepto_dieta) REFERENCES dieta (concepto) ON UPDATE CASCADE;</text:p>
      <text:p text:style-name="P17"/>
      <text:p text:style-name="P16"/>
      <text:list text:continue-numbering="true" text:style-name="L4">
        <text:list-item>
          <text:p text:style-name="P82">Modificar la tabla REUNIÓN para que por defecto la fecha de celebración sea la fecha del sistema. </text:p>
        </text:list-item>
      </text:list>
      <text:p text:style-name="P90"><text:span text:style-name="T27"/></text:p>
      <text:p text:style-name="P57">// Hay que modificar el atributo f_celebración. Los atributos se pueden modificar sin tener que quitarlos y volverlos a crear. La sentencia sería:</text:p>
      <text:p text:style-name="P16"/>
      <text:p text:style-name="P14">ALTER TABLE reunion MODIFY f_celebracion TIMESTAMP <text:span text:style-name="T46">DEFAULT CURRENT_TIMESTAMP</text:span>;</text:p>
      <text:p text:style-name="P16"/>
      <text:p text:style-name="P29"/>
      <text:p text:style-name="P21"/>
      <text:p text:style-name="P21"/>
      <text:p text:style-name="P34"><text:span text:style-name="T22">[2 puntos]</text:span> EJERCICIO 4: MODELADO FÍSICO DML (MANIPULACIÓN DE DATOS)</text:p>
      <text:p text:style-name="P28">Indica las sentencias necesarias para realizar estas modificaciones en MySQL. <text:span text:style-name="T32">Recuerda tener</text:span><text:span text:style-name="T31"> cuidado con el orden de las instrucciones.</text:span></text:p>
      <text:p text:style-name="P88"/>
      <text:list text:style-name="L5">
        <text:list-item>
          <text:p text:style-name="P81">Crea 3 coches oficiales con los siguientes datos: </text:p>
          <text:list>
            <text:list-item>
              <text:p text:style-name="P81">Matrícula “1111AAA”, marca “Mercedes”. </text:p>
            </text:list-item>
            <text:list-item>
              <text:p text:style-name="P81">Matrícula “2222AAB”, marca “BMW”. </text:p>
            </text:list-item>
            <text:list-item>
              <text:p text:style-name="P81">Matrícula “3333AAC”, marca “Lexus”. Operación 1 <text:span text:style-name="T26">(copiar enunciado)</text:span></text:p>
            </text:list-item>
          </text:list>
        </text:list-item>
      </text:list>
      <text:p text:style-name="P40"/>
      <text:p text:style-name="P55">// <text:span text:style-name="T38">Como la tabla Coche_oficial sólo tiene los atributos “matrícula” y “modelo”, y el atributo “marca” pertenece a la tabla Marcas, primero hay que crear las 3 marcas en la tabla Marcas, y luego ya crear los 3 coches oficiales. Las sentencias serían:</text:span></text:p>
      <text:p text:style-name="P14" loext:marker-style-name="T39"/>
      <text:p text:style-name="P14" loext:marker-style-name="T39"><text:bookmark-start text:name="OLE_LINK67"/><text:span text:style-name="T48">INSERT </text:span>INTO marca (modelo, marca) VALUES</text:p>
      <text:p text:style-name="P14" loext:marker-style-name="T43">(‘Mercedes GLS’, ‘Mercedes’),</text:p>
      <text:p text:style-name="P14" loext:marker-style-name="T43">(‘BMW M6’, ‘BMW’),</text:p>
      <text:p text:style-name="P14" loext:marker-style-name="T39">(‘LC deportivo’, ‘Lexus’);</text:p>
      <text:p text:style-name="P15"/>
      <text:p text:style-name="P14" loext:marker-style-name="T39"><text:bookmark-start text:name="OLE_LINK68"/>INSERT INTO coche_oficial (matricula, modelo) VALUES</text:p>
      <text:p text:style-name="P14" loext:marker-style-name="T39">(‘1111AAA’, ‘Mercedes GLS’),</text:p>
      <text:p text:style-name="P14" loext:marker-style-name="T39">(‘2222AAB’, ‘BMW M6’),</text:p>
      <text:p text:style-name="P14" loext:marker-style-name="T39">(‘3333AAC’, ‘LC deportivo’);</text:p>
      <text:p text:style-name="P23"/>
      <text:p text:style-name="P21"/>
      <text:list text:continue-numbering="true" text:style-name="L5">
        <text:list-item>
          <text:p text:style-name="P80">Crea 3 políticos con los siguientes datos: </text:p>
          <text:list>
            <text:list-item>
              <text:p text:style-name="P81">DNI '11111111A', nombre “Paco”, apellidos 'Butxaca', sueldo 8000. Cargo: nombre 'alcalde'. </text:p>
            </text:list-item>
            <text:list-item>
              <text:p text:style-name="P81">DNI '22222222B', nombre “Pepe”, apellidos 'Meloquedo', sueldo 6000. Cargo: nombre 'teniente alcalde'. </text:p>
            </text:list-item>
            <text:list-item>
              <text:p text:style-name="P81">DNI '33333333C', nombre “Armando”, apellidos 'Nopuedo', sueldo 3000. Concejal: de la oposición. </text:p>
            </text:list-item>
          </text:list>
        </text:list-item>
      </text:list>
      <text:p text:style-name="P39"/>
      <text:p text:style-name="P54">// <text:span text:style-name="T38">La tabla Político tiene 3 claves ajenas, matrícula (coche_oficial), dir_postal (direccion) y localidad (provincia). La tabla de Coche_oficial ya contiene los datos necesarios, pero las tablas de Direccion y Provincia están vacías, y si no añadimos datos, no podremos insertar políticos en la tabla Político. Posteriormente, para crear los cargos, hay que insertar datos en las tablas politico_cargo y politico_concejal. Las sentencias serían las siguientes, en el orden en el que aparecen:</text:span></text:p>
      <text:p text:style-name="P13"/>
      <text:p text:style-name="P14" loext:marker-style-name="T39">INSERT INTO direccion (dir_postal, cod_postal) VALUES</text:p>
      <text:p text:style-name="P14" loext:marker-style-name="T39">(‘calle mayor’, ‘46290’),</text:p>
      <text:p text:style-name="P14" loext:marker-style-name="T39">(‘calle menor”, ‘47280’),</text:p>
      <text:p text:style-name="P14" loext:marker-style-name="T39">(‘calle principal’, ‘44100’);</text:p>
      <text:p text:style-name="P13"/>
      <text:p text:style-name="P14" loext:marker-style-name="T39"><text:bookmark-start text:name="OLE_LINK71"/>INSERT INTO provincia (localidad, provincia) VALUES</text:p>
      <text:p text:style-name="P14" loext:marker-style-name="T39">(‘alcasser’, ‘valencia’),</text:p>
      <text:p text:style-name="P14" loext:marker-style-name="T39">(‘silla’, ‘valencia’),</text:p>
      <text:p text:style-name="P14" loext:marker-style-name="T39">(‘sueca’, ‘valencia’);</text:p>
      <text:p text:style-name="P13"/>
      <text:p text:style-name="P14" loext:marker-style-name="T39"><text:bookmark-start text:name="OLE_LINK4"/>INSERT INTO politico (dni, nombre, apellidos, sueldo, correo_elec, dir_postal, localidad, matricula) VALUES</text:p>
      <text:p text:style-name="P14" loext:marker-style-name="T39"><text:bookmark-start text:name="OLE_LINK40 Copy 1"/>(‘<text:bookmark-start text:name="OLE_LINK40"/>11111111A’, ‘Paco’, ‘Butxaca’, 8000, ‘pacobutxaca@gmail.com’, ‘calle mayor’, ‘alcasser’, ‘1111AAA’),</text:p>
      <text:p text:style-name="P14" loext:marker-style-name="T39">(‘22222222B’, ‘Pepe’, ‘Meloquedo’, 6000, ‘pepemeloquedo@gmail.com’, ‘calle menor’, ‘silla’, ‘2222AAB’),</text:p>
      <text:p text:style-name="P14" loext:marker-style-name="T39">(‘33333333C’, ‘Armando’, ‘Nopuedo’, 3000, ‘armandito@gmail.com’, ‘calle principal’, ‘sueca’, ‘3333AAC’);</text:p>
      <text:p text:style-name="P14" loext:marker-style-name="T39"><text:bookmark-start text:name="OLE_LINK73"/><text:soft-page-break/>INSERT INTO politico_cargo (dni, nombre, comision, complemento) VALUES</text:p>
      <text:p text:style-name="P14" loext:marker-style-name="T39">(‘11111111A’, ‘alcalde’, ‘33%’, 275),</text:p>
      <text:p text:style-name="P14" loext:marker-style-name="T39">(‘22222222B’, ‘teniente alcalde’, ‘25%’, 290);</text:p>
      <text:p text:style-name="P14" loext:marker-style-name="T39"/>
      <text:p text:style-name="P14" loext:marker-style-name="T39"><text:bookmark-start text:name="OLE_LINK74"/>INSERT INTO politico_concejal (dni, oposición_sn, comp_sillon) VALUES</text:p>
      <text:p text:style-name="P14" loext:marker-style-name="T39">(‘33333333C’, ‘si’, 2400);</text:p>
      <text:p text:style-name="P59"/>
      <text:p text:style-name="P21"/>
      <text:list text:style-name="L6">
        <text:list-item>
          <text:p text:style-name="P78">Crea 2 asesores con los siguientes datos: </text:p>
          <text:list>
            <text:list-item>
              <text:p text:style-name="P78">DNI '44444444D', nombre “Eustaquio”, estudios 'ninguno'. Asesora al alcalde (político con DNI '11111111A'). </text:p>
            </text:list-item>
            <text:list-item>
              <text:p text:style-name="P78">DNI '55555555E', nombre “Saruman”, estudios 'falsificado'. Asesora al teniente de alcalde (político con DNI ''22222222B''). </text:p>
            </text:list-item>
          </text:list>
        </text:list-item>
      </text:list>
      <text:p text:style-name="P21"/>
      <text:p text:style-name="P15">// <text:span text:style-name="T50">Como no se especifica si los asesores tienen otros asesores supervisores, el campo “dni_asesor_supervisor” se deja como nulo. </text:span><text:span text:style-name="T38">Estas serían las sentencias:</text:span></text:p>
      <text:p text:style-name="P15"/>
      <text:p text:style-name="P14" loext:marker-style-name="T39"><text:bookmark-start text:name="OLE_LINK36 Copy 1"/>INSERT INTO asesor (dni, nombre, estudios, telefono, dni_pol, dni_asesor_supervisor) VALUES</text:p>
      <text:p text:style-name="P46" loext:marker-style-name="T39">(‘44444444D’, ‘Eustaquio’, ‘ninguno’, ‘659129577’, ‘11111111A’, <text:span text:style-name="T46">NULL</text:span>),</text:p>
      <text:p text:style-name="P46" loext:marker-style-name="T39">(‘55555555D’, ‘Saruman’, ‘falsificado’, ‘631995468’, ‘22222222B’, NULL);<text:bookmark-start text:name="OLE_LINK36"/></text:p>
      <text:p text:style-name="P14" loext:marker-style-name="T39"/>
      <text:p text:style-name="P14" loext:marker-style-name="T39"/>
      <text:list text:style-name="L7">
        <text:list-item>
          <text:p text:style-name="P77" loext:marker-style-name="T39">Crea 3 reuniones con los siguientes datos: </text:p>
          <text:list>
            <text:list-item>
              <text:p text:style-name="P77" loext:marker-style-name="T39">Código “COM001”, descripción “Comisión para subir impuestos”. </text:p>
            </text:list-item>
            <text:list-item>
              <text:p text:style-name="P77" loext:marker-style-name="T39">Código “COM002”, descripción “Comisión para asesorar a los asesores”. </text:p>
            </text:list-item>
            <text:list-item>
              <text:p text:style-name="P77" loext:marker-style-name="T39">Código “PLE001”, descripción “Pleno del Ayuntamiento”. </text:p>
            </text:list-item>
          </text:list>
        </text:list-item>
      </text:list>
      <text:p text:style-name="P76" loext:marker-style-name="T39"/>
      <text:p text:style-name="P47" loext:marker-style-name="T39">INSERT INTO reunion (codigo, descripcion) VALUES</text:p>
      <text:p text:style-name="P47" loext:marker-style-name="T39">(‘COM001’, ‘Comisión para subir impuestos’),</text:p>
      <text:p text:style-name="P47" loext:marker-style-name="T39">(‘COM002’, ‘Comisión para asesorar a los asesores’),</text:p>
      <text:p text:style-name="P47" loext:marker-style-name="T39">(‘PLE001’, ‘Pleno del Ayuntamiento’);</text:p>
      <text:p text:style-name="P47" loext:marker-style-name="T39"/>
      <text:list xml:id="list130041863012996" text:continue-numbering="true" text:style-name="L7">
        <text:list-item>
          <text:list>
            <text:list-header>
              <text:p text:style-name="P45" loext:marker-style-name="T39"/>
            </text:list-header>
          </text:list>
          <text:p text:style-name="P77" loext:marker-style-name="T39">Crea 4 dietas con los siguientes datos: </text:p>
          <text:list text:continue-numbering="true">
            <text:list-item>
              <text:p text:style-name="P77" loext:marker-style-name="T39">Concepto “Desplazamiento”, descripción “Desplazamiento de la planta baja a la primera planta”. </text:p>
            </text:list-item>
            <text:list-item>
              <text:p text:style-name="P77" loext:marker-style-name="T39">Concepto “Productividad”, descripción “Productividad por creación de problemas y burocracia'. </text:p>
            </text:list-item>
            <text:list-item>
              <text:p text:style-name="P77" loext:marker-style-name="T39">Concepto “Plus”, descripción “Plus por cargo adicional'. </text:p>
            </text:list-item>
            <text:list-item>
              <text:p text:style-name="P77" loext:marker-style-name="T39">Concepto “Silla”, descripción “Calentamiento de la silla'.</text:p>
            </text:list-item>
          </text:list>
        </text:list-item>
      </text:list>
      <text:p text:style-name="P76" loext:marker-style-name="T39"/>
      <text:p text:style-name="P14" loext:marker-style-name="T39"><text:bookmark-start text:name="OLE_LINK37 Copy 1"/>INSERT INTO dieta (concepto, descripcion) VALUES</text:p>
      <text:p text:style-name="P14" loext:marker-style-name="T39"><text:bookmark-start text:name="OLE_LINK37"/>(‘Desplazamiento’, ‘Desplazamiento de la planta baja a la primera planta’),</text:p>
      <text:p text:style-name="P14" loext:marker-style-name="T39">(‘Productividad’, ‘Productividad por creación de problemas y burocracia’),</text:p>
      <text:p text:style-name="P14" loext:marker-style-name="T39">(‘Plu<text:span text:style-name="T48">s’</text:span>, ‘Plus por cargo adicional’),</text:p>
      <text:p text:style-name="P14" loext:marker-style-name="T39">(‘Silla’, ‘Calentamiento de la silla’);</text:p>
      <text:p text:style-name="P42" loext:marker-style-name="T39"/>
      <text:p text:style-name="P42" loext:marker-style-name="T39"/>
      <text:p text:style-name="P42" loext:marker-style-name="T39"/>
      <text:p text:style-name="P42" loext:marker-style-name="T39"/>
      <text:p text:style-name="P42" loext:marker-style-name="T39"/>
      <text:p text:style-name="P42" loext:marker-style-name="T39"/>
      <text:list text:style-name="L8">
        <text:list-item>
          <text:p text:style-name="P85" loext:marker-style-name="T39"><text:soft-page-break/><text:span text:style-name="T30">E</text:span><text:span text:style-name="T29">l asesor Eustaquio es supervisado por Saruman.</text:span></text:p>
        </text:list-item>
      </text:list>
      <text:p text:style-name="P51" loext:marker-style-name="T39">//Hay que actualizar la tabla Asesor para incluir el dni de Saruman en el registro de Eustaq<text:span text:style-name="T48">u</text:span>io. Para ello, las sentencias serían:</text:p>
      <text:p text:style-name="P84" loext:marker-style-name="T39"><text:span text:style-name="T30"/></text:p>
      <text:p text:style-name="P47" loext:marker-style-name="T39">UPDATE asesor</text:p>
      <text:p text:style-name="P47" loext:marker-style-name="T39">SET dni_asesor_supervisor = ‘55555555D’</text:p>
      <text:p text:style-name="P47" loext:marker-style-name="T39">WHERE nombre = ‘Eustaquio’;</text:p>
      <text:p text:style-name="P87" loext:marker-style-name="T39"><text:span text:style-name="T28"/></text:p>
      <text:list text:continue-list="list130041863012996" text:style-name="L7">
        <text:list-item>
          <text:p text:style-name="P74" loext:marker-style-name="T39">El Ayuntamiento celebra una REUNIÓN (pleno) con fecha 1/12/2023 y: ◦ </text:p>
          <text:list>
            <text:list-item>
              <text:p text:style-name="P74" loext:marker-style-name="T39">Asisten los 3 políticos: Paco, Pepe y Armando. </text:p>
            </text:list-item>
            <text:list-item>
              <text:p text:style-name="P74" loext:marker-style-name="T39">Los 3 políticos cobran la dieta por desplazamiento. </text:p>
            </text:list-item>
            <text:list-item>
              <text:p text:style-name="P74" loext:marker-style-name="T39">El alcalde (Paco) genera los siguientes desgloses: línea 1, cantidad 1, importe 100 y línea 2, cantidad 2, importe 75. </text:p>
            </text:list-item>
            <text:list-item>
              <text:p text:style-name="P74" loext:marker-style-name="T39">El teniente de alcalde (Pepe) genera los siguientes desgloses: línea 1, cantidad 5, importe 50. </text:p>
            </text:list-item>
            <text:list-item>
              <text:p text:style-name="P74" loext:marker-style-name="T39">El concejal de la oposición (Armando) genera los siguientes desgloses: línea 1, cantidad 2, importe 30 y línea 2, cantidad 10, importe 5. </text:p>
            </text:list-item>
          </text:list>
        </text:list-item>
      </text:list>
      <text:p text:style-name="P76" loext:marker-style-name="T39"/>
      <text:p text:style-name="P42" loext:marker-style-name="T39">//Primero se crea la reunión con la fecha indicada:</text:p>
      <text:p text:style-name="P42" loext:marker-style-name="T39"/>
      <text:p text:style-name="P14" loext:marker-style-name="T39"><text:bookmark-start text:name="OLE_LINK81"/>INSERT INTO reunion (codigo, descripcion, f_celebracion) VALUES</text:p>
      <text:p text:style-name="P14" loext:marker-style-name="T39">(‘PLE002’, ‘Pleno del Ayuntamiento’, STR_TO_DATE(‘2023-12-01’, ‘%Y-%m-%d’)); </text:p>
      <text:p text:style-name="P14" loext:marker-style-name="T39"/>
      <text:p text:style-name="P14" loext:marker-style-name="T39">//Luego se crean las dietas para cada político:</text:p>
      <text:p text:style-name="P14" loext:marker-style-name="T39"/>
      <text:p text:style-name="P14" loext:marker-style-name="T39"><text:bookmark-start text:name="OLE_LINK83 Copy 1"/>INSERT INTO dieta (concepto, descripcion) VALUES</text:p>
      <text:p text:style-name="P14" loext:marker-style-name="T41">(‘DESP_Paco’, ‘<text:bookmark-start text:name="OLE_LINK83"/>Desplazamiento de la planta baja a la primera planta’),</text:p>
      <text:p text:style-name="P14" loext:marker-style-name="T41"><text:bookmark-start text:name="OLE_LINK85"/>(‘DESP_Pepe’, ‘Desplazamiento de la segunda planta a la primera planta’),</text:p>
      <text:p text:style-name="P14" loext:marker-style-name="T41">(‘DESP_Armando’, ‘Desplazamiento de la tercera planta a la primera planta’);</text:p>
      <text:p text:style-name="P14" loext:marker-style-name="T41"/>
      <text:p text:style-name="P50" loext:marker-style-name="T41">//Seguidamente se insertan los datos en la tabla Cobrar para que se relacione cada político con la reunión celebrada y su correspondiente dieta:</text:p>
      <text:p text:style-name="P14" loext:marker-style-name="T41"/>
      <text:p text:style-name="P14" loext:marker-style-name="T39">INSERT INTO cobrar (dni_pol, codigo_reu, concepto_dieta) VALUES</text:p>
      <text:p text:style-name="P14" loext:marker-style-name="T39"><text:bookmark-start text:name="OLE_LINK87"/>(‘11111111A’, ‘PLE002’, ‘DESP_Paco’),</text:p>
      <text:p text:style-name="P14" loext:marker-style-name="T39">(‘22222222B’, ‘PLE002’, ‘DESP_Pepe’),</text:p>
      <text:p text:style-name="P14" loext:marker-style-name="T39">(‘33333333C’, ‘PLE002’, ‘DESP_Armando’);</text:p>
      <text:p text:style-name="P86" loext:marker-style-name="T41"><text:span text:style-name="T42"/></text:p>
      <text:p text:style-name="P14" loext:marker-style-name="T41">//Finalmente se crean los desgloses para las dietas de cada político en la tabla Desglose:</text:p>
      <text:p text:style-name="P14" loext:marker-style-name="T41"/>
      <text:p text:style-name="P14" loext:marker-style-name="T39"><text:bookmark-start text:name="OLE_LINK89 Copy 1"/>INSERT INTO desglose (concepto, linea, cantidad, importe) VALUES</text:p>
      <text:p text:style-name="P14" loext:marker-style-name="T39"><text:bookmark-start text:name="OLE_LINK89"/>(‘DESP_Paco’, 1, 1, 100),</text:p>
      <text:p text:style-name="P14" loext:marker-style-name="T39">(‘DESP_Paco’, 2, 2, 75),</text:p>
      <text:p text:style-name="P14" loext:marker-style-name="T39">(‘DESP_Pepe’, 1, 5, 50),</text:p>
      <text:p text:style-name="P14" loext:marker-style-name="T39">(‘DESP_Armando’, 1, 2, 30),</text:p>
      <text:p text:style-name="P14" loext:marker-style-name="T39">(‘DESP_Armando’, 2, 10, 5);</text:p>
      <text:p text:style-name="P86" loext:marker-style-name="T41"><text:span text:style-name="T42"/></text:p>
      <text:p text:style-name="P86" loext:marker-style-name="T39"><text:span text:style-name="T40"/></text:p>
      <text:p text:style-name="P42" loext:marker-style-name="T39"/>
      <text:p text:style-name="P76" loext:marker-style-name="T39"/>
      <text:p text:style-name="P76" loext:marker-style-name="T39"/>
      <text:list text:continue-numbering="true" text:style-name="L7">
        <text:list-item>
          <text:p text:style-name="P74" loext:marker-style-name="T39"><text:soft-page-break/>El Ayuntamiento celebra una REUNIÓN (comisión para subir impuestos) con fecha 2/12/2023 y: </text:p>
          <text:list>
            <text:list-item>
              <text:p text:style-name="P74" loext:marker-style-name="T39">Asisten 2 políticos: Paco y Pepe. </text:p>
            </text:list-item>
            <text:list-item>
              <text:p text:style-name="P74" loext:marker-style-name="T39">El alcalde (Paco) cobra la dieta por plus y genera los siguientes desgloses: línea 1, cantidad 1, importe 500. </text:p>
            </text:list-item>
            <text:list-item>
              <text:p text:style-name="P74" loext:marker-style-name="T39">El teniente de alcalde (Pepe) cobra la dieta por plus y genera los siguientes desgloses: línea 1, cantidad 1, importe 300. </text:p>
            </text:list-item>
          </text:list>
        </text:list-item>
      </text:list>
      <text:p text:style-name="P76" loext:marker-style-name="T39"/>
      <text:p text:style-name="P47" loext:marker-style-name="T39">//Primero se crea la reunión con la fecha indicada:</text:p>
      <text:p text:style-name="P47" loext:marker-style-name="T39"/>
      <text:p text:style-name="P46" loext:marker-style-name="T39">INSERT INTO reunion (codigo, descripcion, f_celebracion) VALUES</text:p>
      <text:p text:style-name="P46" loext:marker-style-name="T39">(‘<text:span text:style-name="T46">COM</text:span>00<text:span text:style-name="T46">3</text:span>’, ‘<text:span text:style-name="T46">Comisión para subir impuestos</text:span>’, STR_TO_DATE(‘2023-12-0<text:span text:style-name="T46">2</text:span>’, ‘%Y-%m-%d’)); </text:p>
      <text:p text:style-name="P46" loext:marker-style-name="T39"/>
      <text:p text:style-name="P46" loext:marker-style-name="T39">//Luego se crean las dietas para cada político:</text:p>
      <text:p text:style-name="P46" loext:marker-style-name="T39"/>
      <text:p text:style-name="P46" loext:marker-style-name="T39">INSERT INTO dieta (concepto, descripcion) VALUES</text:p>
      <text:p text:style-name="P46" loext:marker-style-name="T41">(‘<text:span text:style-name="T46">PLUS</text:span>_Paco’, ‘<text:span text:style-name="T46">Plus por cargo adicional</text:span>’),</text:p>
      <text:p text:style-name="P46" loext:marker-style-name="T41">(‘<text:span text:style-name="T46">PLUS</text:span>_Pepe’, ‘<text:span text:style-name="T46">Plus por cargo adicional</text:span>’);</text:p>
      <text:p text:style-name="P46" loext:marker-style-name="T41"/>
      <text:p text:style-name="P49" loext:marker-style-name="T41">//Seguidamente se insertan los datos en la tabla Cobrar para que se relacione cada político con la reunión celebrada y su correspondiente dieta:</text:p>
      <text:p text:style-name="P46" loext:marker-style-name="T41"/>
      <text:p text:style-name="P46" loext:marker-style-name="T39">INSERT INTO cobrar (dni_pol, codigo_reu, concepto_dieta) VALUES</text:p>
      <text:p text:style-name="P46" loext:marker-style-name="T39">(‘11111111A’, ‘<text:span text:style-name="T46">COM003</text:span>’, ‘<text:span text:style-name="T46">PLUS</text:span>_Paco’),</text:p>
      <text:p text:style-name="P46" loext:marker-style-name="T39">(‘22222222B’, ‘<text:span text:style-name="T46">COM003</text:span>’, ‘<text:span text:style-name="T46">PLUS</text:span>_Pepe’);</text:p>
      <text:p text:style-name="P46" loext:marker-style-name="T39"/>
      <text:p text:style-name="P49" loext:marker-style-name="T41">//Finalmente se crean los desgloses para las dietas de cada político en la tabla Desglose:</text:p>
      <text:p text:style-name="P46" loext:marker-style-name="T41"/>
      <text:p text:style-name="P46" loext:marker-style-name="T39">INSERT INTO desglose (concepto, linea, cantidad, importe) VALUES</text:p>
      <text:p text:style-name="P46" loext:marker-style-name="T39">(‘<text:span text:style-name="T46">PLUS</text:span>_Paco’, 1, 1, <text:span text:style-name="T46">5</text:span>00),</text:p>
      <text:p text:style-name="P46" loext:marker-style-name="T39">(‘<text:span text:style-name="T46">PLUS</text:span>_P<text:span text:style-name="T46">epe</text:span>’, <text:span text:style-name="T46">1</text:span>, <text:span text:style-name="T46">1</text:span>, <text:span text:style-name="T46">300</text:span>);</text:p>
      <text:p text:style-name="P46" loext:marker-style-name="T39"/>
      <text:p text:style-name="P46" loext:marker-style-name="T39"/>
      <text:list text:continue-numbering="true" text:style-name="L7">
        <text:list-item>
          <text:p text:style-name="P75" loext:marker-style-name="T39">Actualiza la fecha de celebración de la reunión del pleno a 5/12/2023. </text:p>
        </text:list-item>
      </text:list>
      <text:p text:style-name="P48" loext:marker-style-name="T39">// <text:span text:style-name="T45">Se actualiza la tabla, especificando el registro que tenemos que actualizar (codigo = PLE00</text:span><text:span text:style-name="T48">2</text:span><text:span text:style-name="T45">), para que sólo se actualice ese registro y no todos los de la tabla.</text:span></text:p>
      <text:p text:style-name="P43" loext:marker-style-name="T39"/>
      <text:p text:style-name="P43" loext:marker-style-name="T39">UPDATE reunion</text:p>
      <text:p text:style-name="P43" loext:marker-style-name="T39">SET f_celebracion = STR_TO_DATE(‘<text:span text:style-name="T46">2023-12-05</text:span>’, ‘%<text:span text:style-name="T46">Y-</text:span>%m-%<text:span text:style-name="T46">d</text:span>’)</text:p>
      <text:p text:style-name="P43" loext:marker-style-name="T39">WHERE codigo = ‘PLE00<text:span text:style-name="T46">2</text:span>’; <text:s text:c="2"/></text:p>
      <text:list text:continue-numbering="true" text:style-name="L7">
        <text:list-header>
          <text:p text:style-name="P44" loext:marker-style-name="T39"/>
        </text:list-header>
        <text:list-item>
          <text:p text:style-name="P83" loext:marker-style-name="T39"><text:span text:style-name="T51">Borra el político Armando </text:span></text:p>
        </text:list-item>
      </text:list>
      <text:p text:style-name="P53">// <text:span text:style-name="T48">Tal como se han definido las tablas, no se han usado cláusulas de restricción para el borrado y actualización de datos y registros. Por tanto, si intentamos borrar a Armando directamente, no podremos hacerlo, ya que la CP de politico (DNI), es clave ajena en estas tablas: politico_cargo, politico_concejal, telefono, cobrar, asesor. Primero hay que añadir la cláusula ON DELETE CASCADE en todas estas tablas, </text:span><text:span text:style-name="T50">en l</text:span><text:span text:style-name="T48">a clave ajena DNI de político.</text:span></text:p>
      <text:p text:style-name="P58"/>
      <text:p text:style-name="P58">ALTER TABLE cobrar DROP CONSTRAINT <text:s/><text:span text:style-name="T49">cob_dni_fk;</text:span></text:p>
      <text:p text:style-name="P58">ALTER TABLE cobrar ADD CONSTRAINT cob_dni_fk FOREIGN KEY <text:span text:style-name="T49">(dni_pol) REFERENCES politico (dni) </text:span>ON DELETE CASCADE;</text:p>
      <text:p text:style-name="P58"/>
      <text:p text:style-name="P58"/>
      <text:p text:style-name="P58"/>
      <text:p text:style-name="P58"><text:soft-page-break/>ALTER TABLE politico_cargo DROP CONSTRAINT <text:s/>polcar<text:span text:style-name="T49">_dni_fk;</text:span></text:p>
      <text:p text:style-name="P58">ALTER TABLE politico_cargo ADD <text:span text:style-name="T49">CONSTRAINT polcar_dni_fk FOREIGN KEY (dni) REFERENCES politico (dni) </text:span>ON DELETE CASCADE;</text:p>
      <text:p text:style-name="P58"/>
      <text:p text:style-name="P58">ALTER TABLE politico_concejal DROP CONSTRAINT <text:s/>polcon<text:span text:style-name="T49">_dni_fk;</text:span></text:p>
      <text:p text:style-name="P58">ALTER TABLE politico_concejal ADD <text:span text:style-name="T49">CONSTRAINT polcon_dni_fk FOREIGN KEY (dni) REFERENCES politico (dni) </text:span>ON DELETE CASCADE;</text:p>
      <text:p text:style-name="P58"/>
      <text:p text:style-name="P58">ALTER TABLE telefono DROP CONSTRAINT <text:s/>poltel<text:span text:style-name="T49">_dni_fk;</text:span></text:p>
      <text:p text:style-name="P58">ALTER TABLE telefono ADD <text:span text:style-name="T49">CONSTRAINT poltel_dni_fk FOREIGN KEY (dni) REFERENCES politico (dni) </text:span>ON DELETE CASCADE;</text:p>
      <text:p text:style-name="P58"/>
      <text:p text:style-name="P58">ALTER TABLE asesor DROP CONSTRAINT <text:s/>ase<text:span text:style-name="T49">_dni</text:span>pol<text:span text:style-name="T49">_fk;</text:span></text:p>
      <text:p text:style-name="P58">ALTER TABLE asesor ADD <text:span text:style-name="T49">CONSTRAINT ase_dnipol_fk FOREIGN KEY (dni_pol) REFERENCES politico (dni) </text:span>ON DELETE CASCADE;</text:p>
      <text:p text:style-name="P58"/>
      <text:p text:style-name="P14" loext:marker-style-name="T43">DELETE FROM politico </text:p>
      <text:p text:style-name="P14" loext:marker-style-name="T43">WHERE nombre = “Armando”; <text:s text:c="4"/></text:p>
      <text:p text:style-name="P15"/>
      <text:p text:style-name="P21"/>
      <text:p text:style-name="P31">àààààààààà<text:bookmark-end text:name="OLE_LINK23"/><text:bookmark-end text:name="OLE_LINK15"/>àààààààà<text:bookmark-end text:name="OLE_LINK19"/>ààà<text:bookmark-end text:name="OLE_LINK29"/>à<text:bookmark-end text:name="OLE_LINK89 Copy 1"/><text:bookmark-end text:name="OLE_LINK89"/><text:bookmark-end text:name="OLE_LINK87"/><text:bookmark-end text:name="OLE_LINK83 Copy 1"/><text:bookmark-end text:name="OLE_LINK85"/><text:bookmark-end text:name="OLE_LINK83"/><text:bookmark-end text:name="OLE_LINK81"/><text:bookmark-end text:name="OLE_LINK22"/><text:bookmark-end text:name="OLE_LINK17"/><text:bookmark-end text:name="OLE_LINK18"/><text:bookmark-end text:name="OLE_LINK20"/><text:bookmark-end text:name="OLE_LINK21"/><text:bookmark-end text:name="OLE_LINK35"/><text:bookmark-end text:name="OLE_LINK33"/><text:bookmark-end text:name="OLE_LINK33 Copy 1"/><text:bookmark-end text:name="OLE_LINK61"/><text:bookmark-end text:name="OLE_LINK57"/><text:bookmark-end text:name="OLE_LINK25"/><text:bookmark-end text:name="OLE_LINK26"/><text:bookmark-end text:name="OLE_LINK27"/><text:bookmark-end text:name="OLE_LINK28"/><text:bookmark-end text:name="OLE_LINK30"/><text:bookmark-end text:name="OLE_LINK31"/><text:bookmark-end text:name="OLE_LINK34"/><text:bookmark-end text:name="OLE_LINK31 Copy 1"/><text:bookmark-end text:name="OLE_LINK32"/><text:bookmark-end text:name="OLE_LINK58"/><text:bookmark-end text:name="OLE_LINK24"/><text:bookmark-end text:name="OLE_LINK32 Copy 1"/><text:bookmark-end text:name="OLE_LINK67"/><text:bookmark-end text:name="OLE_LINK68"/><text:bookmark-end text:name="OLE_LINK71"/><text:bookmark-end text:name="OLE_LINK40"/><text:bookmark-end text:name="OLE_LINK40 Copy 1"/><text:bookmark-end text:name="OLE_LINK4"/><text:bookmark-end text:name="OLE_LINK73"/><text:bookmark-end text:name="OLE_LINK74"/><text:bookmark-end text:name="OLE_LINK36"/><text:bookmark-end text:name="OLE_LINK36 Copy 1"/><text:bookmark-end text:name="OLE_LINK37"/><text:bookmark-end text:name="OLE_LINK37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wiss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_20_Table_20__28_WW_29_" style:display-name="Normal Table (WW)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letter-kerning="true" style:font-name-asian="Calibri2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year/>
      <number:month number:style="long"/>
      <number:day number:style="long"/>
    </number:date-style>
    <number:time-style style:name="N130">
      <number:hours number:style="long"/>
      <number:minutes number:style="long"/>
    </number:time-style>
    <number:date-style style:name="N10111" number:language="es" number:country="ES">
      <number:year/>
      <number:month number:style="long"/>
      <number:day number:style="long"/>
    </number:date-style>
    <number:time-style style:name="N10112" number:language="es" number:country="ES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6.6931in" table:align="margins" fo:background-color="transparent">
        <style:background-image/>
      </style:table-properties>
    </style:style>
    <style:style style:name="Tabla2.A" style:family="table-column">
      <style:table-column-properties style:column-width="3.425in" style:rel-column-width="33535*"/>
    </style:style>
    <style:style style:name="Tabla2.B" style:family="table-column">
      <style:table-column-properties style:column-width="1.966in" style:rel-column-width="19249*"/>
    </style:style>
    <style:style style:name="Tabla2.C" style:family="table-column">
      <style:table-column-properties style:column-width="1.3021in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396in" fo:border="none" style:writing-mode="page"/>
    </style:style>
    <style:style style:name="Tabla2.C1" style:family="table-cell">
      <style:table-cell-properties style:vertical-align="middle" fo:padding="0.0396in" fo:border="none" style:writing-mode="page"/>
    </style:style>
    <style:style style:name="MP1" style:family="paragraph" style:parent-style-name="Table_20_Contents">
      <style:text-properties fo:color="#ff5254" loext:opacity="100%" style:font-name="Calibri1" fo:language="es" fo:country="ES" fo:font-weight="bold" officeooo:rsid="001ce776" officeooo:paragraph-rsid="001ce77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ff5254" loext:opacity="100%" style:font-name="Calibri1" fo:font-size="28pt" fo:language="es" fo:country="ES" fo:font-weight="bold" officeooo:rsid="003598bd" officeooo:paragraph-rsid="003598bd" style:font-size-asian="28pt" style:font-weight-asian="bold" style:font-size-complex="28pt" style:font-weight-complex="bold"/>
    </style:style>
    <style:style style:name="MP3" style:family="paragraph" style:parent-style-name="Table_20_Contents">
      <style:text-properties style:font-name="Calibri1" fo:language="es" fo:country="ES" officeooo:rsid="00418c8f" officeooo:paragraph-rsid="00418c8f"/>
    </style:style>
    <style:style style:name="MP4" style:family="paragraph" style:parent-style-name="Standard">
      <style:paragraph-properties fo:text-align="start" style:justify-single-word="false"/>
      <style:text-properties fo:color="#999999" loext:opacity="100%" style:font-name="Calibri1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5" style:family="paragraph" style:parent-style-name="Footer">
      <style:paragraph-properties fo:text-align="start" style:justify-single-word="false"/>
      <style:text-properties fo:color="#ff5254" loext:opacity="100%" style:font-name="Calibri1" fo:font-size="10pt" fo:language="es" fo:country="ES" officeooo:paragraph-rsid="001e2e5f" style:font-size-asian="10pt" style:font-size-complex="10pt"/>
    </style:style>
    <style:style style:name="MT1" style:family="text">
      <style:text-properties officeooo:rsid="0049528e"/>
    </style:style>
    <style:style style:name="MT2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3" style:family="text">
      <style:text-properties fo:text-transform="uppercase" fo:font-size="11pt" fo:font-weight="bold" officeooo:rsid="0028f140" style:font-size-asian="11pt" style:font-weight-asian="bold" style:font-size-complex="11pt" style:font-weight-complex="bold"/>
    </style:style>
    <style:style style:name="M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5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APELLIDOS, NOMBRE / COGNOMS, NOM</text:p>
            </table:table-cell>
            <table:table-cell table:style-name="Tabla2.A1" office:value-type="string">
              <text:p text:style-name="MP1">DNI / NIE</text:p>
            </table:table-cell>
            <table:table-cell table:style-name="Tabla2.C1" table:number-rows-spanned="2" office:value-type="string">
              <text:p text:style-name="MP2">A</text:p>
            </table:table-cell>
          </table:table-row>
          <table:table-row table:style-name="Tabla2.1">
            <table:table-cell table:style-name="Tabla2.A1" office:value-type="string">
              <text:p text:style-name="MP3">López Morató, Marta</text:p>
            </table:table-cell>
            <table:table-cell table:style-name="Tabla2.A1" office:value-type="string">
              <text:p text:style-name="MP3">7<text:span text:style-name="MT1">3</text:span>590823T</text:p>
            </table:table-cell>
            <table:covered-table-cell table:style-name="Tabla2.C1"/>
          </table:table-row>
        </table:table>
        <text:p text:style-name="MP4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 2" text:name="Tema"/>
        </text:user-field-decls>
        <text:p text:style-name="MP5"><text:span text:style-name="MT2">DAW/</text:span><text:span text:style-name="MT3">dam</text:span><text:span text:style-name="MT4"> - </text:span><text:span text:style-name="MT5"><text:user-field-get text:name="Modulo">BASES DE DATOS</text:user-field-get></text:span><text:span text:style-name="MT5"><text:s text:c="36"/></text:span><text:span text:style-name="MT5"><text:user-field-get text:name="Tema">ACTIVIDAD EVALUABLE 2</text:user-field-get></text:span><text:span text:style-name="MT5"><text:tab/></text:span><text:page-number text:select-page="current">12</text:page-number> /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17:32:38.798000000</meta:creation-date>
    <dc:date>2023-12-21T13:00:39.564000000</dc:date>
    <meta:editing-duration>P1DT22H11M11S</meta:editing-duration>
    <meta:editing-cycles>44</meta:editing-cycles>
    <meta:generator>LibreOffice/7.6.2.1$Windows_X86_64 LibreOffice_project/56f7684011345957bbf33a7ee678afaf4d2ba333</meta:generator>
    <meta:print-date>2023-12-21T12:59:22.954000000</meta:print-date>
    <meta:printed-by>PDF files</meta:printed-by>
    <meta:document-statistic meta:table-count="1" meta:image-count="0" meta:object-count="0" meta:page-count="12" meta:paragraph-count="357" meta:word-count="2850" meta:character-count="20410" meta:non-whitespace-character-count="17843"/>
  </office:meta>
</office:document-meta>
</file>